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704cm"/>
    </style:style>
    <style:style style:name="Tabela6.B" style:family="table-column">
      <style:table-column-properties style:column-width="2.081cm"/>
    </style:style>
    <style:style style:name="Tabela6.C" style:family="table-column">
      <style:table-column-properties style:column-width="5.398cm"/>
    </style:style>
    <style:style style:name="Tabela6.D" style:family="table-column">
      <style:table-column-properties style:column-width="5.817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5" style:family="table">
      <style:table-properties style:width="17.013cm" fo:margin-left="0cm" table:align="left"/>
    </style:style>
    <style:style style:name="Tabela5.A" style:family="table-column">
      <style:table-column-properties style:column-width="3.634cm"/>
    </style:style>
    <style:style style:name="Tabela5.B" style:family="table-column">
      <style:table-column-properties style:column-width="6.024cm"/>
    </style:style>
    <style:style style:name="Tabela5.C" style:family="table-column">
      <style:table-column-properties style:column-width="7.355cm"/>
    </style:style>
    <style:style style:name="Tabela5.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Heading_20_1">
      <style:paragraph-properties fo:text-align="center" style:justify-single-word="false" fo:break-before="page"/>
      <style:text-properties officeooo:paragraph-rsid="0022342e"/>
    </style:style>
    <style:style style:name="P2" style:family="paragraph" style:parent-style-name="Table_20_Heading">
      <style:text-properties officeooo:paragraph-rsid="0022342e"/>
    </style:style>
    <style:style style:name="P3" style:family="paragraph" style:parent-style-name="Table_20_Contents">
      <style:text-properties officeooo:paragraph-rsid="002f12c4"/>
    </style:style>
    <style:style style:name="P4" style:family="paragraph" style:parent-style-name="Table_20_Contents">
      <style:text-properties officeooo:rsid="003b031a" officeooo:paragraph-rsid="003b031a"/>
    </style:style>
    <style:style style:name="P5" style:family="paragraph" style:parent-style-name="Table_20_Contents">
      <style:text-properties officeooo:paragraph-rsid="0022342e"/>
    </style:style>
    <style:style style:name="P6" style:family="paragraph" style:parent-style-name="Table_20_Contents">
      <style:text-properties officeooo:paragraph-rsid="003dd81f"/>
    </style:style>
    <style:style style:name="P7" style:family="paragraph" style:parent-style-name="Table_20_Contents">
      <style:text-properties officeooo:paragraph-rsid="003a6789"/>
    </style:style>
    <style:style style:name="P8" style:family="paragraph" style:parent-style-name="Text_20_body">
      <style:text-properties officeooo:paragraph-rsid="0022342e"/>
    </style:style>
    <style:style style:name="P9" style:family="paragraph" style:parent-style-name="Heading_20_4" style:list-style-name="L1" style:master-page-name="">
      <loext:graphic-properties draw:fill="none"/>
      <style:paragraph-properties fo:margin-top="0.212cm" fo:margin-bottom="0.212cm" style:contextual-spacing="false" style:page-number="auto" fo:background-color="transparent" fo:keep-with-next="always"/>
      <style:text-properties officeooo:paragraph-rsid="003f76b6"/>
    </style:style>
    <style:style style:name="P10" style:family="paragraph" style:parent-style-name="Heading_20_4" style:list-style-name="L1">
      <loext:graphic-properties draw:fill="none"/>
      <style:paragraph-properties fo:margin-top="0.212cm" fo:margin-bottom="0.212cm" style:contextual-spacing="false" fo:background-color="transparent"/>
      <style:text-properties officeooo:paragraph-rsid="003f76b6"/>
    </style:style>
    <style:style style:name="P11" style:family="paragraph" style:parent-style-name="Text_20_body">
      <style:paragraph-properties fo:text-align="center" style:justify-single-word="false"/>
      <style:text-properties officeooo:paragraph-rsid="0022342e"/>
    </style:style>
    <style:style style:name="P12" style:family="paragraph" style:parent-style-name="Heading_20_1">
      <style:paragraph-properties fo:break-before="page"/>
    </style:style>
    <style:style style:name="P13" style:family="paragraph" style:parent-style-name="Heading_20_2">
      <style:text-properties officeooo:paragraph-rsid="0029db0f"/>
    </style:style>
    <style:style style:name="P14" style:family="paragraph" style:parent-style-name="Heading_20_3" style:list-style-name="L2" style:master-page-name="">
      <loext:graphic-properties draw:fill="none"/>
      <style:paragraph-properties fo:margin-top="0.247cm" fo:margin-bottom="0.212cm" style:contextual-spacing="false" style:page-number="auto" fo:background-color="transparent" fo:keep-with-next="always"/>
      <style:text-properties officeooo:paragraph-rsid="00408efa"/>
    </style:style>
    <style:style style:name="P15" style:family="paragraph" style:parent-style-name="Heading_20_3" style:list-style-name="L2">
      <loext:graphic-properties draw:fill="none"/>
      <style:paragraph-properties fo:margin-top="0.247cm" fo:margin-bottom="0.212cm" style:contextual-spacing="false" fo:background-color="transparent"/>
      <style:text-properties officeooo:paragraph-rsid="00408efa"/>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text-properties officeooo:paragraph-rsid="00408efa"/>
    </style:style>
    <style:style style:name="P18" style:family="paragraph" style:parent-style-name="Table_20_Heading">
      <style:text-properties officeooo:paragraph-rsid="00408efa"/>
    </style:style>
    <style:style style:name="P19" style:family="paragraph" style:parent-style-name="Table_20_Contents">
      <style:text-properties officeooo:paragraph-rsid="00408efa"/>
    </style:style>
    <style:style style:name="P20" style:family="paragraph" style:parent-style-name="Text_20_body">
      <style:text-properties officeooo:paragraph-rsid="00408efa"/>
    </style:style>
    <style:style style:name="P21" style:family="paragraph" style:parent-style-name="Heading_20_3">
      <style:paragraph-properties fo:text-align="center" style:justify-single-word="false"/>
      <style:text-properties officeooo:rsid="006414d8" officeooo:paragraph-rsid="006414d8"/>
    </style:style>
    <style:style style:name="P22" style:family="paragraph" style:parent-style-name="Text_20_body">
      <style:paragraph-properties fo:text-align="center" style:justify-single-word="false"/>
      <style:text-properties officeooo:paragraph-rsid="006414d8"/>
    </style:style>
    <style:style style:name="P23" style:family="paragraph" style:parent-style-name="Text_20_body" style:list-style-name="L3">
      <style:paragraph-properties fo:text-align="start" style:justify-single-word="false"/>
      <style:text-properties officeooo:paragraph-rsid="006414d8"/>
    </style:style>
    <style:style style:name="P24" style:family="paragraph" style:parent-style-name="Heading_20_3">
      <style:paragraph-properties fo:text-align="center" style:justify-single-word="false" fo:keep-with-next="always"/>
      <style:text-properties officeooo:paragraph-rsid="005f8ebb"/>
    </style:style>
    <style:style style:name="P25" style:family="paragraph" style:parent-style-name="Heading_20_3">
      <loext:graphic-properties draw:fill="none"/>
      <style:paragraph-properties fo:margin-top="0.247cm" fo:margin-bottom="0.212cm" style:contextual-spacing="false" fo:text-align="center" style:justify-single-word="false" fo:background-color="transparent"/>
      <style:text-properties fo:font-weight="bold" officeooo:paragraph-rsid="005f8ebb" style:font-weight-asian="bold" style:font-weight-complex="bold"/>
    </style:style>
    <style:style style:name="P26" style:family="paragraph" style:parent-style-name="Table_20_Contents">
      <style:text-properties officeooo:paragraph-rsid="005bea59"/>
    </style:style>
    <style:style style:name="P27" style:family="paragraph" style:parent-style-name="Text_20_body">
      <style:paragraph-properties fo:margin-top="0.201cm" fo:margin-bottom="0.448cm" style:contextual-spacing="false"/>
      <style:text-properties officeooo:paragraph-rsid="00408efa"/>
    </style:style>
    <style:style style:name="P28" style:family="paragraph" style:parent-style-name="Heading_20_3">
      <style:paragraph-properties fo:text-align="center" style:justify-single-word="false"/>
    </style:style>
    <style:style style:name="P29" style:family="paragraph" style:parent-style-name="Heading_20_3">
      <style:paragraph-properties fo:text-align="center" style:justify-single-word="false"/>
      <style:text-properties officeooo:paragraph-rsid="005f8ebb"/>
    </style:style>
    <style:style style:name="P30" style:family="paragraph" style:parent-style-name="Table_20_Heading">
      <style:text-properties officeooo:paragraph-rsid="005f8ebb"/>
    </style:style>
    <style:style style:name="P31" style:family="paragraph" style:parent-style-name="Table_20_Contents">
      <style:text-properties officeooo:paragraph-rsid="005f8ebb"/>
    </style:style>
    <style:style style:name="P32" style:family="paragraph" style:parent-style-name="Heading_20_3" style:list-style-name="L2">
      <loext:graphic-properties draw:fill="none"/>
      <style:paragraph-properties fo:margin-top="0.247cm" fo:margin-bottom="0.212cm" style:contextual-spacing="false" fo:background-color="transparent"/>
      <style:text-properties officeooo:paragraph-rsid="004178b2"/>
    </style:style>
    <style:style style:name="P33" style:family="paragraph" style:parent-style-name="Text_20_body">
      <style:text-properties officeooo:paragraph-rsid="004178b2"/>
    </style:style>
    <style:style style:name="P34" style:family="paragraph" style:parent-style-name="Table_20_Heading">
      <style:text-properties officeooo:paragraph-rsid="004178b2"/>
    </style:style>
    <style:style style:name="P35" style:family="paragraph" style:parent-style-name="Table_20_Contents">
      <style:text-properties officeooo:paragraph-rsid="004178b2"/>
    </style:style>
    <style:style style:name="P36" style:family="paragraph" style:parent-style-name="Heading_20_3">
      <loext:graphic-properties draw:fill="none"/>
      <style:paragraph-properties fo:margin-top="0.247cm" fo:margin-bottom="0.212cm" style:contextual-spacing="false" fo:background-color="transparent"/>
      <style:text-properties officeooo:paragraph-rsid="004178b2"/>
    </style:style>
    <style:style style:name="P37" style:family="paragraph" style:parent-style-name="Heading_20_3" style:list-style-name="L2">
      <loext:graphic-properties draw:fill="none"/>
      <style:paragraph-properties fo:margin-top="0.247cm" fo:margin-bottom="0.212cm" style:contextual-spacing="false" fo:background-color="transparent"/>
      <style:text-properties officeooo:paragraph-rsid="00421a48"/>
    </style:style>
    <style:style style:name="P38" style:family="paragraph" style:parent-style-name="Standard" style:list-style-name="">
      <loext:graphic-properties draw:fill="none"/>
      <style:paragraph-properties fo:margin-top="0.247cm" fo:margin-bottom="0.212cm" style:contextual-spacing="false" fo:background-color="transparent"/>
      <style:text-properties officeooo:paragraph-rsid="00421a48"/>
    </style:style>
    <style:style style:name="P39" style:family="paragraph" style:parent-style-name="Table_20_Heading">
      <style:text-properties officeooo:paragraph-rsid="00421a48"/>
    </style:style>
    <style:style style:name="P40" style:family="paragraph" style:parent-style-name="Table_20_Contents">
      <style:text-properties officeooo:paragraph-rsid="00421a48"/>
    </style:style>
    <style:style style:name="P41" style:family="paragraph" style:parent-style-name="Text_20_body">
      <style:text-properties officeooo:paragraph-rsid="00421a48"/>
    </style:style>
    <style:style style:name="P42" style:family="paragraph" style:parent-style-name="Heading_20_3">
      <loext:graphic-properties draw:fill="none"/>
      <style:paragraph-properties fo:margin-top="0.247cm" fo:margin-bottom="0.212cm" style:contextual-spacing="false" fo:background-color="transparent"/>
      <style:text-properties officeooo:paragraph-rsid="00421a48"/>
    </style:style>
    <style:style style:name="P43" style:family="paragraph" style:parent-style-name="Heading_20_3" style:list-style-name="L4">
      <style:text-properties officeooo:paragraph-rsid="00421a48"/>
    </style:style>
    <style:style style:name="P44" style:family="paragraph" style:parent-style-name="Text_20_body">
      <style:paragraph-properties fo:margin-top="0cm" fo:margin-bottom="0cm" style:contextual-spacing="false"/>
      <style:text-properties officeooo:paragraph-rsid="00421a48"/>
    </style:style>
    <style:style style:name="P45" style:family="paragraph" style:parent-style-name="Heading_20_3">
      <style:paragraph-properties fo:margin-top="0cm" fo:margin-bottom="0cm" style:contextual-spacing="false"/>
      <style:text-properties officeooo:paragraph-rsid="00430293"/>
    </style:style>
    <style:style style:name="P46" style:family="paragraph" style:parent-style-name="Heading_20_3" style:list-style-name="L5">
      <style:paragraph-properties fo:margin-top="0cm" fo:margin-bottom="0cm" style:contextual-spacing="false"/>
      <style:text-properties officeooo:paragraph-rsid="00430293"/>
    </style:style>
    <style:style style:name="P47" style:family="paragraph" style:parent-style-name="Heading_20_3" style:list-style-name="L2">
      <loext:graphic-properties draw:fill="none"/>
      <style:paragraph-properties fo:margin-top="0.247cm" fo:margin-bottom="0.212cm" style:contextual-spacing="false" fo:background-color="transparent"/>
      <style:text-properties officeooo:paragraph-rsid="00430293"/>
    </style:style>
    <style:style style:name="P48" style:family="paragraph" style:parent-style-name="Table_20_Heading">
      <style:text-properties officeooo:paragraph-rsid="00430293"/>
    </style:style>
    <style:style style:name="P49" style:family="paragraph" style:parent-style-name="Table_20_Contents">
      <style:text-properties officeooo:paragraph-rsid="00430293"/>
    </style:style>
    <style:style style:name="P50" style:family="paragraph" style:parent-style-name="Heading_20_3">
      <style:text-properties officeooo:paragraph-rsid="00430293"/>
    </style:style>
    <style:style style:name="P51" style:family="paragraph" style:parent-style-name="Heading_20_3" style:list-style-name="L6">
      <style:text-properties officeooo:paragraph-rsid="00430293"/>
    </style:style>
    <style:style style:name="P52" style:family="paragraph" style:parent-style-name="Text_20_body">
      <style:text-properties fo:font-weight="normal" officeooo:paragraph-rsid="00430293" style:font-weight-asian="normal" style:font-weight-complex="normal"/>
    </style:style>
    <style:style style:name="P53" style:family="paragraph" style:parent-style-name="Heading_20_3" style:list-style-name="L2">
      <loext:graphic-properties draw:fill="none"/>
      <style:paragraph-properties fo:margin-top="0.247cm" fo:margin-bottom="0.212cm" style:contextual-spacing="false" fo:background-color="transparent"/>
      <style:text-properties officeooo:paragraph-rsid="00440013"/>
    </style:style>
    <style:style style:name="P54" style:family="paragraph" style:parent-style-name="Heading_20_3">
      <style:paragraph-properties fo:text-align="center" style:justify-single-word="false"/>
      <style:text-properties officeooo:paragraph-rsid="00440013"/>
    </style:style>
    <style:style style:name="P55" style:family="paragraph" style:parent-style-name="Table_20_Heading">
      <style:text-properties officeooo:paragraph-rsid="00440013"/>
    </style:style>
    <style:style style:name="P56" style:family="paragraph" style:parent-style-name="Table_20_Contents">
      <style:text-properties officeooo:paragraph-rsid="00440013"/>
    </style:style>
    <style:style style:name="P57" style:family="paragraph" style:parent-style-name="Text_20_body">
      <style:paragraph-properties fo:text-align="start" style:justify-single-word="false"/>
      <style:text-properties officeooo:paragraph-rsid="00440013"/>
    </style:style>
    <style:style style:name="P58" style:family="paragraph" style:parent-style-name="Heading_20_4">
      <style:text-properties officeooo:paragraph-rsid="00440013"/>
    </style:style>
    <style:style style:name="P59" style:family="paragraph" style:parent-style-name="Heading_20_3" style:list-style-name="L2">
      <loext:graphic-properties draw:fill="none"/>
      <style:paragraph-properties fo:margin-top="0.247cm" fo:margin-bottom="0.212cm" style:contextual-spacing="false" fo:background-color="transparent"/>
      <style:text-properties officeooo:paragraph-rsid="004ec07b"/>
    </style:style>
    <style:style style:name="P60" style:family="paragraph" style:parent-style-name="Heading_20_3" style:list-style-name="L2">
      <loext:graphic-properties draw:fill="none"/>
      <style:paragraph-properties fo:margin-top="0.247cm" fo:margin-bottom="0.212cm" style:contextual-spacing="false" fo:background-color="transparent"/>
      <style:text-properties officeooo:paragraph-rsid="0045d8d7"/>
    </style:style>
    <style:style style:name="P61" style:family="paragraph" style:parent-style-name="Heading_20_3">
      <loext:graphic-properties draw:fill="none"/>
      <style:paragraph-properties fo:margin-top="0.247cm" fo:margin-bottom="0.212cm" style:contextual-spacing="false" fo:text-align="center" style:justify-single-word="false" fo:background-color="transparent"/>
      <style:text-properties officeooo:paragraph-rsid="0045d8d7"/>
    </style:style>
    <style:style style:name="P62" style:family="paragraph" style:parent-style-name="Heading_20_3">
      <loext:graphic-properties draw:fill="none"/>
      <style:paragraph-properties fo:margin-left="1.251cm" fo:margin-top="0.247cm" fo:margin-bottom="0.212cm" style:contextual-spacing="false" fo:text-indent="0cm" style:auto-text-indent="false" fo:background-color="transparent"/>
      <style:text-properties officeooo:paragraph-rsid="0045d8d7"/>
    </style:style>
    <style:style style:name="P63" style:family="paragraph" style:parent-style-name="Heading_20_1">
      <style:paragraph-properties fo:text-align="center" style:justify-single-word="false"/>
    </style:style>
    <style:style style:name="P64" style:family="paragraph" style:parent-style-name="Table_20_Contents">
      <style:text-properties officeooo:rsid="000f4c17" officeooo:paragraph-rsid="000f4c17"/>
    </style:style>
    <style:style style:name="P65"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66"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67" style:family="paragraph" style:parent-style-name="Heading_20_1" style:list-style-name="">
      <style:paragraph-properties fo:text-align="center" style:justify-single-word="false"/>
      <style:text-properties officeooo:paragraph-rsid="0045d8d7"/>
    </style:style>
    <style:style style:name="P68" style:family="paragraph" style:parent-style-name="Heading_20_1">
      <style:paragraph-properties fo:text-align="center" style:justify-single-word="false" fo:break-before="page"/>
      <style:text-properties officeooo:paragraph-rsid="00543095"/>
    </style:style>
    <style:style style:name="P69" style:family="paragraph" style:parent-style-name="Heading_20_2">
      <style:paragraph-properties fo:text-align="center" style:justify-single-word="false"/>
      <style:text-properties officeooo:paragraph-rsid="00543095"/>
    </style:style>
    <style:style style:name="P70" style:family="paragraph" style:parent-style-name="Text_20_body" style:list-style-name="L7">
      <style:text-properties officeooo:paragraph-rsid="00543095"/>
    </style:style>
    <style:style style:name="P71" style:family="paragraph" style:parent-style-name="Text_20_body" style:list-style-name="L7">
      <style:text-properties fo:font-size="14pt" officeooo:paragraph-rsid="00543095" style:font-size-asian="14pt" style:font-size-complex="14pt"/>
    </style:style>
    <style:style style:name="P72" style:family="paragraph" style:parent-style-name="Text_20_body" style:list-style-name="L8">
      <style:text-properties officeooo:paragraph-rsid="005b1cce"/>
    </style:style>
    <style:style style:name="P73" style:family="paragraph" style:parent-style-name="Text_20_body" style:list-style-name="L8">
      <style:text-properties fo:font-size="14pt" officeooo:paragraph-rsid="005b1cce" style:font-size-asian="14pt" style:font-size-complex="14pt"/>
    </style:style>
    <style:style style:name="P74" style:family="paragraph" style:parent-style-name="Text_20_body" style:list-style-name="L9">
      <style:text-properties officeooo:paragraph-rsid="005b1cce"/>
    </style:style>
    <style:style style:name="P75" style:family="paragraph" style:parent-style-name="Text_20_body" style:list-style-name="L9">
      <style:text-properties fo:font-size="14pt" officeooo:paragraph-rsid="005b1cce" style:font-size-asian="14pt" style:font-size-complex="14pt"/>
    </style:style>
    <style:style style:name="P76" style:family="paragraph" style:parent-style-name="Text_20_body" style:list-style-name="L10">
      <style:text-properties officeooo:paragraph-rsid="00543095"/>
    </style:style>
    <style:style style:name="P77" style:family="paragraph" style:parent-style-name="Text_20_body">
      <style:text-properties fo:font-size="14pt" officeooo:rsid="004c3f7d" officeooo:paragraph-rsid="00543095" style:font-size-asian="14pt" style:font-size-complex="14pt"/>
    </style:style>
    <style:style style:name="P78" style:family="paragraph" style:parent-style-name="Standard">
      <style:paragraph-properties style:line-height-at-least="0cm"/>
      <style:text-properties fo:color="#cccccc" loext:opacity="100%" style:font-name="Consolas" fo:font-size="12pt" fo:font-weight="normal" officeooo:rsid="004c3f7d" officeooo:paragraph-rsid="00543095" fo:background-color="#1f1f1f" style:font-size-asian="12pt" style:font-size-complex="12pt"/>
    </style:style>
    <style:style style:name="P79" style:family="paragraph" style:parent-style-name="Standard">
      <style:paragraph-properties fo:margin-left="0cm" fo:margin-right="0cm" style:line-height-at-least="0cm" fo:text-indent="0cm" style:auto-text-indent="false"/>
      <style:text-properties fo:color="#cccccc" loext:opacity="100%" style:font-name="Consolas" fo:font-size="12pt" fo:font-weight="normal" officeooo:paragraph-rsid="00543095" fo:background-color="#1f1f1f" style:font-size-asian="12pt" style:font-size-complex="12pt"/>
    </style:style>
    <style:style style:name="P80" style:family="paragraph" style:parent-style-name="Standard">
      <style:paragraph-properties fo:margin-left="0cm" fo:margin-right="0cm" style:line-height-at-least="0cm" fo:text-indent="0cm" style:auto-text-indent="false"/>
      <style:text-properties fo:color="#d4d4d4" loext:opacity="100%" style:font-name="Consolas" fo:font-size="12pt" fo:font-weight="normal" officeooo:paragraph-rsid="00543095" fo:background-color="#1f1f1f" style:font-size-asian="12pt" style:font-size-complex="12pt"/>
    </style:style>
    <style:style style:name="P81" style:family="paragraph" style:parent-style-name="Text_20_body">
      <style:text-properties fo:font-size="14pt" officeooo:paragraph-rsid="00543095" style:font-size-asian="14pt" style:font-size-complex="14pt"/>
    </style:style>
    <style:style style:name="P82" style:family="paragraph" style:parent-style-name="Heading_20_1">
      <style:paragraph-properties fo:text-align="center" style:justify-single-word="false"/>
      <style:text-properties fo:font-size="14pt" officeooo:paragraph-rsid="001c24cc" style:font-size-asian="14pt" style:font-size-complex="14pt"/>
    </style:style>
    <style:style style:name="P83" style:family="paragraph" style:parent-style-name="Heading_20_1">
      <style:paragraph-properties fo:text-align="center" style:justify-single-word="false"/>
      <style:text-properties fo:font-size="18pt" style:font-size-asian="18pt" style:font-size-complex="18pt"/>
    </style:style>
    <style:style style:name="P84" style:family="paragraph" style:parent-style-name="Heading_20_1">
      <style:paragraph-properties fo:text-align="center" style:justify-single-word="false" fo:break-before="page"/>
      <style:text-properties fo:font-size="18pt" style:font-size-asian="18pt" style:font-size-complex="18pt"/>
    </style:style>
    <style:style style:name="P85" style:family="paragraph" style:parent-style-name="Table_20_Heading">
      <style:text-properties fo:font-size="14pt" style:font-size-asian="14pt" style:font-size-complex="14pt"/>
    </style:style>
    <style:style style:name="P86" style:family="paragraph" style:parent-style-name="Table_20_Contents">
      <style:text-properties fo:font-size="14pt" style:font-size-asian="14pt" style:font-size-complex="14pt"/>
    </style:style>
    <style:style style:name="P87" style:family="paragraph" style:parent-style-name="Text_20_body" style:list-style-name="L11">
      <style:text-properties fo:font-size="14pt" style:font-size-asian="14pt" style:font-size-complex="14pt"/>
    </style:style>
    <style:style style:name="P88" style:family="paragraph" style:parent-style-name="Text_20_body" style:list-style-name="L11"/>
    <style:style style:name="P89" style:family="paragraph" style:parent-style-name="Horizontal_20_Line">
      <style:text-properties fo:font-size="14pt" style:font-size-asian="14pt" style:font-size-complex="14pt"/>
    </style:style>
    <style:style style:name="P90" style:family="paragraph" style:parent-style-name="Text_20_body" style:list-style-name="L12"/>
    <style:style style:name="P91" style:family="paragraph" style:parent-style-name="Text_20_body" style:list-style-name="L12">
      <style:text-properties fo:font-size="14pt" style:font-size-asian="14pt" style:font-size-complex="14pt"/>
    </style:style>
    <style:style style:name="P92" style:family="paragraph" style:parent-style-name="Text_20_body" style:list-style-name="L13"/>
    <style:style style:name="P93" style:family="paragraph" style:parent-style-name="Text_20_body" style:list-style-name="L13">
      <style:text-properties fo:font-size="14pt" style:font-size-asian="14pt" style:font-size-complex="14pt"/>
    </style:style>
    <style:style style:name="P94" style:family="paragraph" style:parent-style-name="Text_20_body" style:list-style-name="L14"/>
    <style:style style:name="P95" style:family="paragraph" style:parent-style-name="Text_20_body" style:list-style-name="L14">
      <style:text-properties fo:font-size="14pt" style:font-size-asian="14pt" style:font-size-complex="14pt"/>
    </style:style>
    <style:style style:name="P96" style:family="paragraph" style:parent-style-name="Text_20_body" style:list-style-name="L15">
      <style:text-properties fo:font-size="14pt" style:font-size-asian="14pt" style:font-size-complex="14pt"/>
    </style:style>
    <style:style style:name="P97" style:family="paragraph" style:parent-style-name="Text_20_body" style:list-style-name="L16"/>
    <style:style style:name="P98" style:family="paragraph" style:parent-style-name="Text_20_body" style:list-style-name="L16">
      <style:text-properties fo:font-size="14pt" style:font-size-asian="14pt" style:font-size-complex="14pt"/>
    </style:style>
    <style:style style:name="P99" style:family="paragraph" style:parent-style-name="Text_20_body" style:list-style-name="L17">
      <style:text-properties fo:font-size="14pt" style:font-size-asian="14pt" style:font-size-complex="14pt"/>
    </style:style>
    <style:style style:name="P100" style:family="paragraph" style:parent-style-name="Text_20_body">
      <style:text-properties fo:font-size="14pt" style:font-size-asian="14pt" style:font-size-complex="14pt"/>
    </style:style>
    <style:style style:name="P101" style:family="paragraph" style:parent-style-name="Heading_20_1" style:list-style-name="">
      <style:paragraph-properties fo:text-align="center" style:justify-single-word="false"/>
      <style:text-properties fo:font-size="14pt" style:font-size-asian="14pt" style:font-size-complex="14pt"/>
    </style:style>
    <style:style style:name="T1" style:family="text">
      <style:text-properties officeooo:rsid="0022342e"/>
    </style:style>
    <style:style style:name="T2" style:family="text">
      <style:text-properties officeooo:rsid="002f12c4"/>
    </style:style>
    <style:style style:name="T3" style:family="text">
      <style:text-properties officeooo:rsid="003b031a"/>
    </style:style>
    <style:style style:name="T4" style:family="text">
      <style:text-properties officeooo:rsid="001fba54"/>
    </style:style>
    <style:style style:name="T5" style:family="text">
      <style:text-properties fo:font-weight="normal" style:font-weight-asian="normal" style:font-weight-complex="normal"/>
    </style:style>
    <style:style style:name="T6" style:family="text">
      <style:text-properties fo:font-weight="normal" officeooo:rsid="003a6789" style:font-weight-asian="normal" style:font-weight-complex="normal"/>
    </style:style>
    <style:style style:name="T7" style:family="text">
      <style:text-properties fo:font-weight="normal" officeooo:rsid="002f12c4" style:font-weight-asian="normal" style:font-weight-complex="normal"/>
    </style:style>
    <style:style style:name="T8" style:family="text">
      <style:text-properties officeooo:rsid="003a6789"/>
    </style:style>
    <style:style style:name="T9" style:family="text">
      <style:text-properties officeooo:rsid="001db241"/>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font-weight="bold" officeooo:rsid="001cbfd2" style:font-weight-asian="bold" style:font-weight-complex="bold"/>
    </style:style>
    <style:style style:name="T12" style:family="text">
      <style:text-properties officeooo:rsid="001cbfd2"/>
    </style:style>
    <style:style style:name="T13" style:family="text">
      <style:text-properties fo:font-weight="normal" officeooo:rsid="001cbfd2" style:font-weight-asian="normal" style:font-weight-complex="normal"/>
    </style:style>
    <style:style style:name="T14" style:family="text">
      <style:text-properties fo:font-weight="normal" officeooo:rsid="001db241" style:font-weight-asian="normal" style:font-weight-complex="normal"/>
    </style:style>
    <style:style style:name="T15" style:family="text">
      <style:text-properties fo:font-weight="normal" officeooo:rsid="003cc182" style:font-weight-asian="normal" style:font-weight-complex="normal"/>
    </style:style>
    <style:style style:name="T16" style:family="text">
      <style:text-properties fo:font-weight="normal" officeooo:rsid="001fba54" style:font-weight-asian="normal" style:font-weight-complex="normal"/>
    </style:style>
    <style:style style:name="T17" style:family="text">
      <style:text-properties fo:font-weight="normal" officeooo:rsid="001e5cce" style:font-weight-asian="normal" style:font-weight-complex="normal"/>
    </style:style>
    <style:style style:name="T18" style:family="text">
      <style:text-properties officeooo:rsid="0017d404"/>
    </style:style>
    <style:style style:name="T19" style:family="text">
      <style:text-properties officeooo:rsid="002808ec"/>
    </style:style>
    <style:style style:name="T20" style:family="text">
      <style:text-properties fo:font-weight="normal" officeooo:rsid="002808ec" style:font-weight-asian="normal" style:font-weight-complex="normal"/>
    </style:style>
    <style:style style:name="T21" style:family="text">
      <style:text-properties officeooo:rsid="002538c8"/>
    </style:style>
    <style:style style:name="T22" style:family="text">
      <style:text-properties officeooo:rsid="0029db0f"/>
    </style:style>
    <style:style style:name="T23" style:family="text">
      <style:text-properties officeooo:rsid="00240d29"/>
    </style:style>
    <style:style style:name="T24" style:family="text">
      <style:text-properties fo:font-weight="normal" officeooo:rsid="00240d29" style:font-weight-asian="normal" style:font-weight-complex="normal"/>
    </style:style>
    <style:style style:name="T25" style:family="text">
      <style:text-properties officeooo:rsid="003f76b6"/>
    </style:style>
    <style:style style:name="T26" style:family="text">
      <style:text-properties fo:font-weight="normal" officeooo:rsid="003f76b6" style:font-weight-asian="normal" style:font-weight-complex="normal"/>
    </style:style>
    <style:style style:name="T27" style:family="text">
      <style:text-properties officeooo:rsid="00156f6a"/>
    </style:style>
    <style:style style:name="T28" style:family="text">
      <style:text-properties fo:font-weight="normal" officeooo:rsid="00156f6a" style:font-weight-asian="normal" style:font-weight-complex="normal"/>
    </style:style>
    <style:style style:name="T2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3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3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32" style:family="text">
      <style:text-properties style:font-name="Liberation Serif" fo:font-size="14pt" fo:font-weight="normal" officeooo:rsid="003f76b6" style:font-name-asian="NSimSun1" style:font-size-asian="14pt" style:font-weight-asian="normal" style:font-name-complex="Arial1" style:font-size-complex="14pt" style:font-weight-complex="normal"/>
    </style:style>
    <style:style style:name="T33" style:family="text">
      <style:text-properties style:font-name="Liberation Serif" fo:font-size="14pt" fo:font-weight="normal" officeooo:rsid="005359ef" style:font-name-asian="NSimSun1" style:font-size-asian="14pt" style:font-weight-asian="normal" style:font-name-complex="Arial1" style:font-size-complex="14pt" style:font-weight-complex="normal"/>
    </style:style>
    <style:style style:name="T34" style:family="text">
      <style:text-properties fo:font-weight="normal" officeooo:rsid="000f4c17"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86d54" style:font-weight-asian="bold" style:font-weight-complex="bold"/>
    </style:style>
    <style:style style:name="T37" style:family="text">
      <style:text-properties officeooo:rsid="00408efa"/>
    </style:style>
    <style:style style:name="T38" style:family="text">
      <style:text-properties fo:font-weight="bold" officeooo:rsid="005ddda9" style:font-weight-asian="bold" style:font-weight-complex="bold"/>
    </style:style>
    <style:style style:name="T39" style:family="text">
      <style:text-properties fo:color="#ff0000" loext:opacity="100%" fo:font-weight="bold" officeooo:rsid="005ddda9" style:font-weight-asian="bold" style:font-weight-complex="bold"/>
    </style:style>
    <style:style style:name="T40" style:family="text">
      <style:text-properties fo:font-weight="normal" officeooo:rsid="005ddda9" style:font-weight-asian="normal" style:font-weight-complex="normal"/>
    </style:style>
    <style:style style:name="T41" style:family="text">
      <style:text-properties fo:font-weight="normal" officeooo:rsid="00620981" style:font-weight-asian="normal" style:font-weight-complex="normal"/>
    </style:style>
    <style:style style:name="T42" style:family="text">
      <style:text-properties fo:font-weight="normal" officeooo:rsid="006414d8" style:font-weight-asian="normal" style:font-weight-complex="normal"/>
    </style:style>
    <style:style style:name="T43" style:family="text">
      <style:text-properties fo:font-weight="normal" officeooo:rsid="005bea59" style:font-weight-asian="normal" style:font-weight-complex="normal"/>
    </style:style>
    <style:style style:name="T44" style:family="text">
      <style:text-properties fo:font-size="14pt" fo:font-weight="normal" style:font-size-asian="14pt" style:font-weight-asian="normal" style:font-size-complex="14pt" style:font-weight-complex="normal"/>
    </style:style>
    <style:style style:name="T45" style:family="text">
      <style:text-properties fo:font-size="14pt" fo:font-weight="normal" officeooo:rsid="001bc72e" style:font-size-asian="14pt" style:font-weight-asian="normal" style:font-size-complex="14pt" style:font-weight-complex="normal"/>
    </style:style>
    <style:style style:name="T46" style:family="text">
      <style:text-properties fo:font-weight="normal" officeooo:rsid="004178b2" style:font-weight-asian="normal" style:font-weight-complex="normal"/>
    </style:style>
    <style:style style:name="T47" style:family="text">
      <style:text-properties officeooo:rsid="00177979"/>
    </style:style>
    <style:style style:name="T48" style:family="text">
      <style:text-properties fo:font-weight="normal" officeooo:rsid="00177979" style:font-weight-asian="normal" style:font-weight-complex="normal"/>
    </style:style>
    <style:style style:name="T49" style:family="text">
      <style:text-properties fo:font-weight="normal" officeooo:rsid="001c24cc" style:font-weight-asian="normal" style:font-weight-complex="normal"/>
    </style:style>
    <style:style style:name="T50" style:family="text">
      <style:text-properties officeooo:rsid="002541d5"/>
    </style:style>
    <style:style style:name="T51" style:family="text">
      <style:text-properties fo:font-weight="bold" officeooo:rsid="001c24cc" style:font-weight-asian="bold" style:font-weight-complex="bold"/>
    </style:style>
    <style:style style:name="T52" style:family="text">
      <style:text-properties fo:font-weight="normal" officeooo:rsid="002541d5" style:font-weight-asian="normal" style:font-weight-complex="normal"/>
    </style:style>
    <style:style style:name="T53" style:family="text">
      <style:text-properties fo:font-weight="normal" officeooo:rsid="0011f67e" style:font-weight-asian="normal" style:font-weight-complex="normal"/>
    </style:style>
    <style:style style:name="T54" style:family="text">
      <style:text-properties officeooo:rsid="0026f3d8"/>
    </style:style>
    <style:style style:name="T55"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56"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57"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58" style:family="text">
      <style:text-properties officeooo:rsid="0027e275"/>
    </style:style>
    <style:style style:name="T59" style:family="text">
      <style:text-properties officeooo:rsid="0011f67e"/>
    </style:style>
    <style:style style:name="T60" style:family="text">
      <style:text-properties officeooo:rsid="001c24cc"/>
    </style:style>
    <style:style style:name="T61" style:family="text">
      <style:text-properties fo:font-weight="normal" officeooo:rsid="0010f95a" style:font-weight-asian="normal" style:font-weight-complex="normal"/>
    </style:style>
    <style:style style:name="T62" style:family="text">
      <style:text-properties fo:font-size="14pt" fo:font-weight="normal" officeooo:rsid="0027e275" style:font-size-asian="14pt" style:font-weight-asian="normal" style:font-size-complex="14pt" style:font-weight-complex="normal"/>
    </style:style>
    <style:style style:name="T63" style:family="text">
      <style:text-properties fo:font-size="14pt" fo:font-weight="normal" officeooo:rsid="0011f67e" style:font-size-asian="14pt" style:font-weight-asian="normal" style:font-size-complex="14pt" style:font-weight-complex="normal"/>
    </style:style>
    <style:style style:name="T64" style:family="text">
      <style:text-properties fo:font-weight="normal" officeooo:rsid="0027e275" style:font-weight-asian="normal" style:font-weight-complex="normal"/>
    </style:style>
    <style:style style:name="T65" style:family="text">
      <style:text-properties fo:font-weight="bold" officeooo:rsid="002808ec" style:font-weight-asian="bold" style:font-weight-complex="bold"/>
    </style:style>
    <style:style style:name="T66" style:family="text">
      <style:text-properties fo:font-weight="bold" officeooo:rsid="0010f95a" style:font-weight-asian="bold" style:font-weight-complex="bold"/>
    </style:style>
    <style:style style:name="T67" style:family="text">
      <style:text-properties officeooo:rsid="00440013"/>
    </style:style>
    <style:style style:name="T68" style:family="text">
      <style:text-properties style:font-name="Liberation Serif" fo:font-size="14pt" officeooo:rsid="001e5cce" style:font-name-asian="NSimSun1" style:font-size-asian="14pt" style:font-name-complex="Arial1" style:font-size-complex="14pt"/>
    </style:style>
    <style:style style:name="T69"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70"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71" style:family="text">
      <style:text-properties officeooo:rsid="001e5cce"/>
    </style:style>
    <style:style style:name="T72" style:family="text">
      <style:text-properties fo:font-weight="normal" officeooo:rsid="0029db0f" style:font-weight-asian="normal" style:font-weight-complex="normal"/>
    </style:style>
    <style:style style:name="T73" style:family="text">
      <style:text-properties fo:font-weight="normal" officeooo:rsid="00440013" style:font-weight-asian="normal" style:font-weight-complex="normal"/>
    </style:style>
    <style:style style:name="T74" style:family="text">
      <style:text-properties style:font-name="Liberation Serif" fo:font-size="14pt" fo:font-weight="normal" officeooo:rsid="004ec07b" style:font-name-asian="NSimSun1" style:font-size-asian="14pt" style:font-weight-asian="normal" style:font-name-complex="Arial1" style:font-size-complex="14pt" style:font-weight-complex="normal"/>
    </style:style>
    <style:style style:name="T75" style:family="text">
      <style:text-properties style:font-name="Liberation Serif" fo:font-size="14pt" fo:font-weight="normal" officeooo:rsid="0010f95a" style:font-name-asian="NSimSun1" style:font-size-asian="14pt" style:font-weight-asian="normal" style:font-name-complex="Arial1" style:font-size-complex="14pt" style:font-weight-complex="normal"/>
    </style:style>
    <style:style style:name="T76" style:family="text">
      <style:text-properties officeooo:rsid="0010f95a"/>
    </style:style>
    <style:style style:name="T77" style:family="text">
      <style:text-properties style:font-name="Liberation Serif" fo:font-size="14pt" fo:font-weight="normal" officeooo:rsid="004c3f7d" style:font-name-asian="NSimSun1" style:font-size-asian="14pt" style:font-weight-asian="normal" style:font-name-complex="Arial1" style:font-size-complex="14pt" style:font-weight-complex="normal"/>
    </style:style>
    <style:style style:name="T78"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79" style:family="text">
      <style:text-properties style:text-line-through-style="solid" style:text-line-through-type="single" style:font-name="Liberation Serif" fo:font-size="14pt" fo:font-weight="bold" officeooo:rsid="001e5cce" style:font-name-asian="NSimSun1" style:font-size-asian="14pt" style:font-weight-asian="bold" style:font-name-complex="Arial1" style:font-size-complex="14pt" style:font-weight-complex="bold"/>
    </style:style>
    <style:style style:name="T80" style:family="text">
      <style:text-properties style:text-line-through-style="solid" style:text-line-through-type="single" style:font-name="Liberation Serif" fo:font-size="14pt" fo:font-weight="bold" officeooo:rsid="002bd709" style:font-name-asian="NSimSun1" style:font-size-asian="14pt" style:font-weight-asian="bold" style:font-name-complex="Arial1" style:font-size-complex="14pt" style:font-weight-complex="bold"/>
    </style:style>
    <style:style style:name="T81" style:family="text">
      <style:text-properties style:text-line-through-style="solid" style:text-line-through-type="single" style:font-name="Liberation Serif" fo:font-size="14pt" fo:font-weight="normal" officeooo:rsid="001e5cce" style:font-name-asian="NSimSun1" style:font-size-asian="14pt" style:font-weight-asian="normal" style:font-name-complex="Arial1" style:font-size-complex="14pt" style:font-weight-complex="normal"/>
    </style:style>
    <style:style style:name="T82" style:family="text">
      <style:text-properties style:text-line-through-style="solid" style:text-line-through-type="single" style:font-name="Liberation Serif" fo:font-size="14pt" fo:font-weight="normal" officeooo:rsid="002bd709" style:font-name-asian="NSimSun1" style:font-size-asian="14pt" style:font-weight-asian="normal" style:font-name-complex="Arial1" style:font-size-complex="14pt" style:font-weight-complex="normal"/>
    </style:style>
    <style:style style:name="T83" style:family="text">
      <style:text-properties style:text-line-through-style="solid" style:text-line-through-type="single" style:font-name="Liberation Serif" fo:font-size="14pt" officeooo:rsid="005012a8" style:font-name-asian="NSimSun1" style:font-size-asian="14pt" style:font-name-complex="Arial1" style:font-size-complex="14pt"/>
    </style:style>
    <style:style style:name="T84" style:family="text">
      <style:text-properties style:text-line-through-style="solid" style:text-line-through-type="single" style:font-name="Liberation Serif" fo:font-size="14pt" officeooo:rsid="002bd709" style:font-name-asian="NSimSun1" style:font-size-asian="14pt" style:font-name-complex="Arial1" style:font-size-complex="14pt"/>
    </style:style>
    <style:style style:name="T85" style:family="text">
      <style:text-properties style:text-line-through-style="solid" style:text-line-through-type="single" style:font-name="Liberation Serif" fo:font-size="14pt" officeooo:rsid="001e5cce" style:font-name-asian="NSimSun1" style:font-size-asian="14pt" style:font-name-complex="Arial1" style:font-size-complex="14pt"/>
    </style:style>
    <style:style style:name="T86" style:family="text">
      <style:text-properties style:text-line-through-style="solid" style:text-line-through-type="single" style:font-name="Liberation Serif" fo:font-size="14pt" fo:font-weight="normal" officeooo:rsid="001fba54" style:font-name-asian="NSimSun1" style:font-size-asian="14pt" style:font-weight-asian="normal" style:font-name-complex="Arial1" style:font-size-complex="14pt" style:font-weight-complex="normal"/>
    </style:style>
    <style:style style:name="T87" style:family="text">
      <style:text-properties officeooo:rsid="002bedd0"/>
    </style:style>
    <style:style style:name="T88" style:family="text">
      <style:text-properties style:font-name="Liberation Serif" fo:font-size="14pt" officeooo:rsid="001fba54" style:font-name-asian="NSimSun1" style:font-size-asian="14pt" style:font-name-complex="Arial1" style:font-size-complex="14pt"/>
    </style:style>
    <style:style style:name="T89" style:family="text">
      <style:text-properties fo:font-weight="normal" officeooo:rsid="002cce19" style:font-weight-asian="normal" style:font-weight-complex="normal"/>
    </style:style>
    <style:style style:name="T90"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91" style:family="text">
      <style:text-properties fo:font-size="14pt" fo:font-weight="normal" officeooo:rsid="001fba54" style:font-size-asian="14pt" style:font-weight-asian="normal" style:font-size-complex="14pt" style:font-weight-complex="normal"/>
    </style:style>
    <style:style style:name="T92" style:family="text">
      <style:text-properties fo:font-weight="normal" officeooo:rsid="002bedd0" style:font-weight-asian="normal" style:font-weight-complex="normal"/>
    </style:style>
    <style:style style:name="T93" style:family="text">
      <style:text-properties fo:font-weight="normal" officeooo:rsid="002039d1" style:font-weight-asian="normal" style:font-weight-complex="normal"/>
    </style:style>
    <style:style style:name="T94" style:family="text">
      <style:text-properties officeooo:rsid="000f4c17"/>
    </style:style>
    <style:style style:name="T95" style:family="text">
      <style:text-properties officeooo:rsid="004c3f7d"/>
    </style:style>
    <style:style style:name="T96" style:family="text">
      <style:text-properties fo:font-size="14pt" style:font-size-asian="14pt" style:font-size-complex="14pt"/>
    </style:style>
    <style:style style:name="T97" style:family="text">
      <style:text-properties officeooo:rsid="0047e158"/>
    </style:style>
    <style:style style:name="T98" style:family="text">
      <style:text-properties fo:font-size="14pt" officeooo:rsid="005b1cce" style:font-size-asian="14pt" style:font-size-complex="14pt"/>
    </style:style>
    <style:style style:name="T99" style:family="text">
      <style:text-properties fo:font-size="14pt" officeooo:rsid="0047e158" style:font-size-asian="14pt" style:font-size-complex="14pt"/>
    </style:style>
    <style:style style:name="T100" style:family="text">
      <style:text-properties fo:font-size="14pt" officeooo:rsid="004c3f7d" style:font-size-asian="14pt" style:font-size-complex="14pt"/>
    </style:style>
    <style:style style:name="T101" style:family="text">
      <style:text-properties fo:color="#9cdcfe" loext:opacity="100%"/>
    </style:style>
    <style:style style:name="T102" style:family="text">
      <style:text-properties fo:color="#d4d4d4" loext:opacity="100%"/>
    </style:style>
    <style:style style:name="T103" style:family="text">
      <style:text-properties fo:color="#dcdcaa" loext:opacity="100%"/>
    </style:style>
    <style:style style:name="T104" style:family="text">
      <style:text-properties fo:color="#ce9178" loext:opacity="100%"/>
    </style:style>
    <style:style style:name="T105" style:family="text">
      <style:text-properties fo:font-size="14pt" officeooo:rsid="00468366" style:font-size-asian="14pt" style:font-size-complex="14pt"/>
    </style:style>
    <style:style style:name="T106" style:family="text">
      <style:text-properties fo:font-size="18pt" style:font-size-asian="18pt" style:font-size-complex="18pt"/>
    </style:style>
    <style:style style:name="T107" style:family="text">
      <style:text-properties officeooo:rsid="003630e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2">Módulo</text:p>
            </table:table-cell>
            <table:table-cell table:style-name="Tabela12.A1" office:value-type="string">
              <text:p text:style-name="P2">Objetivo</text:p>
            </table:table-cell>
          </table:table-row>
        </table:table-header-rows>
        <table:table-row>
          <table:table-cell table:style-name="Tabela12.A1" office:value-type="string">
            <text:p text:style-name="P3"><text:span text:style-name="Strong_20_Emphasis"><text:span text:style-name="T2">Estoque</text:span></text:span></text:p>
          </table:table-cell>
          <table:table-cell table:style-name="Tabela12.A1" office:value-type="string">
            <text:p text:style-name="P4">Inventário &amp; Movimentações</text:p>
          </table:table-cell>
        </table:table-row>
        <table:table-row>
          <table:table-cell table:style-name="Tabela12.A1" office:value-type="string">
            <text:p text:style-name="P5"><text:span text:style-name="Strong_20_Emphasis">Vendas</text:span></text:p>
          </table:table-cell>
          <table:table-cell table:style-name="Tabela12.A1" office:value-type="string">
            <text:p text:style-name="P4">Reservar &amp; Vender</text:p>
          </table:table-cell>
        </table:table-row>
        <table:table-row>
          <table:table-cell table:style-name="Tabela12.A1" office:value-type="string">
            <text:p text:style-name="P5"><text:span text:style-name="Strong_20_Emphasis">Financeiro</text:span></text:p>
          </table:table-cell>
          <table:table-cell table:style-name="Tabela12.A1" office:value-type="string">
            <text:p text:style-name="P5">Crediário, <text:span text:style-name="T3">Recebimento, Obrigações, Pagamentos</text:span></text:p>
          </table:table-cell>
        </table:table-row>
        <table:table-row>
          <table:table-cell table:style-name="Tabela12.A1" office:value-type="string">
            <text:p text:style-name="P5"><text:span text:style-name="Strong_20_Emphasis"><text:span text:style-name="T4">Cadastro</text:span></text:span></text:p>
          </table:table-cell>
          <table:table-cell table:style-name="Tabela12.A1" office:value-type="string">
            <text:p text:style-name="P5">Clientes, fornecedores, vendedores</text:p>
          </table:table-cell>
        </table:table-row>
        <table:table-row>
          <table:table-cell table:style-name="Tabela12.A1" office:value-type="string">
            <text:p text:style-name="P5"><text:span text:style-name="Strong_20_Emphasis">Relatórios</text:span></text:p>
          </table:table-cell>
          <table:table-cell table:style-name="Tabela12.A1" office:value-type="string">
            <text:p text:style-name="P6">Análises, gráfico<text:span text:style-name="T5">s</text:span><text:span text:style-name="Strong_20_Emphasis"><text:span text:style-name="T5"> &amp; Dashboards</text:span></text:span><text:span text:style-name="T5">, export</text:span>ações </text:p>
          </table:table-cell>
        </table:table-row>
        <table:table-row>
          <table:table-cell table:style-name="Tabela12.A1" office:value-type="string">
            <text:p text:style-name="P5"><text:span text:style-name="Strong_20_Emphasis">Segurança</text:span></text:p>
          </table:table-cell>
          <table:table-cell table:style-name="Tabela12.A1" office:value-type="string">
            <text:p text:style-name="P3"><text:span text:style-name="Strong_20_Emphasis"><text:s/></text:span><text:span text:style-name="Strong_20_Emphasis"><text:span text:style-name="T6">Permissões</text:span></text:span><text:span text:style-name="Strong_20_Emphasis"><text:span text:style-name="T5"> </text:span></text:span><text:span text:style-name="Strong_20_Emphasis"><text:span text:style-name="T7">&amp; Autenticação</text:span></text:span></text:p>
          </table:table-cell>
        </table:table-row>
        <table:table-row>
          <table:table-cell table:style-name="Tabela12.A1" office:value-type="string">
            <text:p text:style-name="P7"><text:span text:style-name="Strong_20_Emphasis"><text:span text:style-name="T8">Sistema</text:span></text:span></text:p>
          </table:table-cell>
          <table:table-cell table:style-name="Tabela12.A1" office:value-type="string">
            <text:p text:style-name="P5"><text:span text:style-name="T8">Logs de auditoria &amp; </text:span>Parâmetros <text:span text:style-name="T8">de configuração</text:span></text:p>
          </table:table-cell>
        </table:table-row>
      </table:table>
      <text:p text:style-name="P8"/>
      <text:h text:style-name="Heading_20_2" text:outline-level="2">Análise <text:span text:style-name="T9">de abrangência de cada</text:span> módulo:</text:h>
      <text:list text:style-name="L1">
        <text:list-item>
          <text:h text:style-name="P9" text:outline-level="4"><text:span text:style-name="Strong_20_Emphasis">Produto: </text:span><text:span text:style-name="T5">Cadastro e controle de produtos, Estoque, Precificação, </text:span><text:span text:style-name="T10">Impressão de etiquetas, Código de barras.</text:span></text:h>
        </text:list-item>
        <text:list-item>
          <text:h text:style-name="P10" text:outline-level="4"><text:span text:style-name="T11">Vendas</text:span><text:span text:style-name="T12">:</text:span><text:span text:style-name="T13"> Pré</text:span><text:span text:style-name="T5">-venda e venda efetiva, Tipos de pagamento, Relacionamento com cliente, Vendedor, Pedido e itens de pedido.</text:span></text:h>
        </text:list-item>
        <text:list-item>
          <text:h text:style-name="P10" text:outline-level="4"><text:span text:style-name="Strong_20_Emphasis">Financeiro: </text:span><text:span text:style-name="Strong_20_Emphasis"><text:span text:style-name="T13">Contas </text:span></text:span><text:span text:style-name="T5">a pagar e a receber, </text:span><text:span text:style-name="T13">Fluxo </text:span><text:span text:style-name="T5">de caixa, Crediário, Controle de inadimplência, </text:span><text:span text:style-name="T10">Envio de cobranças automáticas</text:span><text:span text:style-name="T5">.</text:span></text:h>
        </text:list-item>
        <text:list-item>
          <text:h text:style-name="P10" text:outline-level="4"><text:span text:style-name="Strong_20_Emphasis">Cadastro: </text:span><text:span text:style-name="Strong_20_Emphasis"><text:span text:style-name="T13">Clientes, </text:span></text:span><text:span text:style-name="T5">Fornecedores, Vendedores.</text:span></text:h>
        </text:list-item>
        <text:list-item>
          <text:h text:style-name="P10" text:outline-level="4"><text:span text:style-name="Strong_20_Emphasis">Relatórios: </text:span><text:span text:style-name="Strong_20_Emphasis"><text:span text:style-name="T14">Relatórios </text:span></text:span><text:span text:style-name="T5">de vendas, estoque, inadimplência, fluxo de caixa, Dashboards gerenciais, Exportações (PDF, Excel). </text:span><text:span text:style-name="Emphasis"><text:span text:style-name="T5">Essencial para tomada de decisão.</text:span></text:span></text:h>
        </text:list-item>
        <text:list-item>
          <text:h text:style-name="P10" text:outline-level="4"><text:span text:style-name="Strong_20_Emphasis">Segurança: </text:span><text:span text:style-name="Strong_20_Emphasis"><text:span text:style-name="T5">Controle de </text:span></text:span><text:span text:style-name="Strong_20_Emphasis"><text:span text:style-name="T15">acesso de </text:span></text:span><text:span text:style-name="Strong_20_Emphasis"><text:span text:style-name="T5">Usuários, </text:span></text:span><text:span text:style-name="T5">Perfis de acesso, Permissões por módulo/tela, Login multiusuário.</text:span></text:h>
        </text:list-item>
        <text:list-item>
          <text:h text:style-name="P10" text:outline-level="4"><text:span text:style-name="Strong_20_Emphasis">Sistema:</text:span><text:span text:style-name="Strong_20_Emphasis"><text:span text:style-name="T5"> </text:span></text:span><text:span text:style-name="Strong_20_Emphasis"><text:span text:style-name="T16">Logs de acesso e auditoria, </text:span></text:span><text:span text:style-name="Strong_20_Emphasis"><text:span text:style-name="T17">parâmetros </text:span></text:span><text:span text:style-name="Strong_20_Emphasis"><text:span text:style-name="T15">para configurações de funcionalidades agrupadas em: identificação geral do cliente, módulo vendas, finanças, envio de mensagens, relatórios, segurança</text:span></text:span></text:h>
        </text:list-item>
      </text:list>
      <text:p text:style-name="P8"/>
      <text:p text:style-name="P11"/>
      <text:h text:style-name="P12" text:outline-level="1"><text:span text:style-name="T18">Mapeamento de </text:span>Entidades Confirmadas e Justificadas</text:h>
      <text:h text:style-name="P13" text:outline-level="2"><text:span text:style-name="Strong_20_Emphasis"><text:span text:style-name="T19">Módulo Cadastro</text:span></text:span></text:h>
      <text:list text:style-name="L2">
        <text:list-item>
          <text:h text:style-name="P14" text:outline-level="3"><text:span text:style-name="Strong_20_Emphasis"><text:span text:style-name="T19">CLIENTES</text:span></text:span><text:span text:style-name="Strong_20_Emphasis"><text:line-break/></text:span><text:span text:style-name="Strong_20_Emphasis"><text:span text:style-name="T5">Pessoa física que realiza compras, pode usar o crediário e </text:span></text:span><text:span text:style-name="Strong_20_Emphasis"><text:span text:style-name="T20">pode </text:span></text:span><text:span text:style-name="Strong_20_Emphasis"><text:span text:style-name="T5">participar de uma pré-venda </text:span></text:span><text:span text:style-name="Strong_20_Emphasis"><text:span text:style-name="T20">para levar o produto para casa e provar o produto antes de comprar</text:span></text:span><text:span text:style-name="Strong_20_Emphasis"><text:span text:style-name="T5">.</text:span></text:span></text:h>
        </text:list-item>
        <text:list-item>
          <text:h text:style-name="P15" text:outline-level="3"><text:span text:style-name="Strong_20_Emphasis"><text:span text:style-name="T19">FORNECEDORES</text:span></text:span><text:span text:style-name="Strong_20_Emphasis"><text:line-break/></text:span><text:span text:style-name="T5">Responsável por fornecer produtos à loja.</text:span></text:h>
        </text:list-item>
        <text:list-item>
          <text:h text:style-name="P15" text:outline-level="3"><text:span text:style-name="Strong_20_Emphasis"><text:span text:style-name="T19">VENDEDORES</text:span></text:span><text:span text:style-name="Strong_20_Emphasis"><text:line-break/></text:span><text:span text:style-name="Strong_20_Emphasis"><text:span text:style-name="T20">Funcionário</text:span></text:span><text:span text:style-name="T5"> que realiza vendas e acompanha pré-vendas. Associação direta com usuário.</text:span></text:h>
        </text:list-item>
      </text:list>
      <text:h text:style-name="Heading_20_2" text:outline-level="2"><text:span text:style-name="T21">Módulo </text:span><text:span text:style-name="T22">Estoque</text:span></text:h>
      <text:list text:continue-numbering="true" text:style-name="L2">
        <text:list-item>
          <text:h text:style-name="P15" text:outline-level="3"><text:span text:style-name="Strong_20_Emphasis"><text:span text:style-name="T23">PRODUTOS</text:span></text:span><text:span text:style-name="Strong_20_Emphasis"><text:line-break/></text:span><text:span text:style-name="Strong_20_Emphasis"><text:span text:style-name="T24">Material</text:span></text:span><text:span text:style-name="T5"> comercializad</text:span><text:span text:style-name="T24">o</text:span><text:span text:style-name="T5"> na loja. Usado em vendas e controle de estoque.</text:span></text:h>
        </text:list-item>
        <text:list-item>
          <text:h text:style-name="P15" text:outline-level="3"><text:span text:style-name="Strong_20_Emphasis"><text:span text:style-name="T23">PRODUTO_CATEGORIAS<text:line-break/></text:span></text:span><text:span text:style-name="Strong_20_Emphasis"><text:span text:style-name="T24">Classifica os produtos (roupas femininas, jeans, etc.), armazena as taxas (margem de lucro, desconto, parcelamento)</text:span></text:span></text:h>
        </text:list-item>
        <text:list-item>
          <text:h text:style-name="P15" text:outline-level="3"><text:span text:style-name="Strong_20_Emphasis"><text:span text:style-name="T23">ESTOQUE</text:span></text:span><text:span text:style-name="Strong_20_Emphasis"><text:span text:style-name="T25">S</text:span></text:span><text:span text:style-name="Strong_20_Emphasis"><text:span text:style-name="T23"><text:line-break/></text:span></text:span><text:span text:style-name="Strong_20_Emphasis"><text:span text:style-name="T26">Inventário de </text:span></text:span><text:span text:style-name="Strong_20_Emphasis"><text:span text:style-name="T24">produtos </text:span></text:span><text:span text:style-name="Strong_20_Emphasis"><text:span text:style-name="T26">disponíveis</text:span></text:span></text:h>
        </text:list-item>
        <text:list-item>
          <text:h text:style-name="P15" text:outline-level="3"><text:span text:style-name="Strong_20_Emphasis"><text:span text:style-name="T23">ESTOQUE_MOVIMENTACOES</text:span></text:span><text:span text:style-name="Strong_20_Emphasis"><text:span text:style-name="T27"><text:line-break/></text:span></text:span><text:span text:style-name="Strong_20_Emphasis"><text:span text:style-name="T24">Registra c</text:span></text:span><text:span text:style-name="Strong_20_Emphasis"><text:span text:style-name="T28">ada entrada ou saída física de produtos no estoque, </text:span></text:span><text:span text:style-name="Strong_20_Emphasis"><text:span text:style-name="T24">com rastreamento da ação e sua origem.</text:span></text:span></text:h>
        </text:list-item>
        <text:list-item>
          <text:h text:style-name="P15" text:outline-level="3"><text:span text:style-name="Strong_20_Emphasis"><text:span text:style-name="T27">E</text:span></text:span><text:span text:style-name="Strong_20_Emphasis"><text:span text:style-name="T23">STOQUE_ACOES_MOVIMENTACAO</text:span></text:span><text:span text:style-name="Strong_20_Emphasis"><text:span text:style-name="T27"><text:line-break/></text:span></text:span><text:span text:style-name="Strong_20_Emphasis"><text:span text:style-name="T28">Representa tipo de movimentação física no estoque. </text:span></text:span><text:span text:style-name="Strong_20_Emphasis"><text:span text:style-name="T24">Exemplo: entrada, saída, devolução, ajuste.<text:line-break/></text:span></text:span><text:span text:style-name="Strong_20_Emphasis"><text:span text:style-name="T29">A</text:span></text:span><text:span text:style-name="Strong_20_Emphasis"><text:span text:style-name="T30"> </text:span></text:span><text:span text:style-name="Strong_20_Emphasis"><text:span text:style-name="T31">ação</text:span></text:span><text:span text:style-name="Strong_20_Emphasis"><text:span text:style-name="T30"> responde à pergunta: “O estoque aumentou ou diminuiu?”</text:span></text:span></text:h>
        </text:list-item>
        <text:list-item>
          <text:h text:style-name="P15" text:outline-level="3"><text:span text:style-name="Strong_20_Emphasis"><text:span text:style-name="T27">E</text:span></text:span><text:span text:style-name="Strong_20_Emphasis"><text:span text:style-name="T23">STOQUE_ORIGENS_MOVIMENTACAO</text:span></text:span><text:span text:style-name="Strong_20_Emphasis"><text:span text:style-name="T28"><text:line-break/>Representa o evento de negócio que originou a movimentação. </text:span></text:span><text:span text:style-name="Strong_20_Emphasis"><text:span text:style-name="T24">Exemplo: Compra, Venda, Pre-venda, devolução, correção.<text:line-break/></text:span></text:span><text:span text:style-name="Strong_20_Emphasis"><text:span text:style-name="T30">A </text:span></text:span><text:span text:style-name="Strong_20_Emphasis"><text:span text:style-name="T31">origem</text:span></text:span><text:span text:style-name="Strong_20_Emphasis"><text:span text:style-name="T30"> responde à pergunta: “Q</text:span></text:span><text:span text:style-name="Strong_20_Emphasis"><text:span text:style-name="T32">ue</text:span></text:span><text:span text:style-name="Strong_20_Emphasis"><text:span text:style-name="T30"> processo causou </text:span></text:span><text:span text:style-name="Strong_20_Emphasis"><text:span text:style-name="T33">a movimentação</text:span></text:span><text:span text:style-name="Strong_20_Emphasis"><text:span text:style-name="T30">?”</text:span></text:span></text:h>
        </text:list-item>
      </text:list>
      <text:h text:style-name="Heading_20_2" text:outline-level="2"><text:span text:style-name="Strong_20_Emphasis"/></text:h>
      <text:h text:style-name="P16" text:outline-level="2"><text:span text:style-name="Strong_20_Emphasis">Módulo Vendas</text:span></text:h>
      <text:list text:continue-numbering="true" text:style-name="L2">
        <text:list-item>
          <text:h text:style-name="P15" text:outline-level="3"><text:span text:style-name="Strong_20_Emphasis"><text:span text:style-name="T21">VENDAS</text:span></text:span><text:span text:style-name="Strong_20_Emphasis"><text:line-break/></text:span><text:span text:style-name="T5">Ato de finalizar a compra <text:s/></text:span><text:span text:style-name="T34">de</text:span><text:span text:style-name="T5"> um ou mais produtos, após o processo da pré-venda ou venda direta.<text:line-break/>Representa </text:span><text:span text:style-name="Strong_20_Emphasis"><text:span text:style-name="T5">apenas vendas confirmadas</text:span></text:span><text:span text:style-name="T5">.</text:span></text:h>
        </text:list-item>
      </text:list>
      <text:h text:style-name="P17" text:outline-level="3">Explicação dos Campos de Preço </text:h>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18">Campo</text:p>
            </table:table-cell>
            <table:table-cell table:style-name="Tabela6.A1" office:value-type="string">
              <text:p text:style-name="P18">Tipo</text:p>
            </table:table-cell>
            <table:table-cell table:style-name="Tabela6.A1" office:value-type="string">
              <text:p text:style-name="P18">Descrição</text:p>
            </table:table-cell>
            <table:table-cell table:style-name="Tabela6.A1" office:value-type="string">
              <text:p text:style-name="P18">Observações Técnicas</text:p>
            </table:table-cell>
          </table:table-row>
        </table:table-header-rows>
        <table:table-row>
          <table:table-cell table:style-name="Tabela6.A1" office:value-type="string">
            <text:p text:style-name="P19"><text:span text:style-name="Source_20_Text">PRECO_ORIGINAL</text:span></text:p>
          </table:table-cell>
          <table:table-cell table:style-name="Tabela6.A1" office:value-type="string">
            <text:p text:style-name="P19"><text:span text:style-name="Source_20_Text">DECIMAL(10,2)</text:span></text:p>
          </table:table-cell>
          <table:table-cell table:style-name="Tabela6.A1" office:value-type="string">
            <text:p text:style-name="P19">Valor unitário vigente no produto no momento da venda, <text:span text:style-name="Strong_20_Emphasis">sem desconto</text:span>.</text:p>
          </table:table-cell>
          <table:table-cell table:style-name="Tabela6.A1" office:value-type="string">
            <text:p text:style-name="P19">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P19"><text:span text:style-name="Source_20_Text">VALOR_DESCONTO</text:span></text:p>
          </table:table-cell>
          <table:table-cell table:style-name="Tabela6.A1" office:value-type="string">
            <text:p text:style-name="P19"><text:span text:style-name="Source_20_Text">DECIMAL(10,2)</text:span></text:p>
          </table:table-cell>
          <table:table-cell table:style-name="Tabela6.A1" office:value-type="string">
            <text:p text:style-name="P19">Valor do <text:span text:style-name="T35">desconto</text:span> aplicado por unidade. Pode ser zero ou nulo se não houver desconto.</text:p>
          </table:table-cell>
          <table:table-cell table:style-name="Tabela6.A1" office:value-type="string">
            <text:p text:style-name="P19">Deve ser validado para não exceder <text:span text:style-name="Source_20_Text">PRECO_ORIGINAL</text:span>.</text:p>
          </table:table-cell>
        </table:table-row>
        <table:table-row>
          <table:table-cell table:style-name="Tabela6.A1" office:value-type="string">
            <text:p text:style-name="P19"><text:span text:style-name="Source_20_Text">PRECO_UNITARIO_FINAL</text:span></text:p>
          </table:table-cell>
          <table:table-cell table:style-name="Tabela6.A1" office:value-type="string">
            <text:p text:style-name="P19"><text:span text:style-name="Source_20_Text">DECIMAL(10,2)</text:span></text:p>
          </table:table-cell>
          <table:table-cell table:style-name="Tabela6.A1" office:value-type="string">
            <text:p text:style-name="P19"><text:span text:style-name="T5">Valor </text:span><text:span text:style-name="Strong_20_Emphasis"><text:span text:style-name="T5">final por unidade</text:span></text:span><text:span text:style-name="T5"> </text:span>vendido ao cliente, já <text:span text:style-name="T35">considerando o desconto</text:span> (se houver).</text:p>
          </table:table-cell>
          <table:table-cell table:style-name="Tabela6.A1" office:value-type="string">
            <text:p text:style-name="P19"><text:span text:style-name="Source_20_Text">PRECO_ORIGINAL - VALOR_DESCONTO</text:span>. Este valor é o que entra no cálculo do total.</text:p>
          </table:table-cell>
        </table:table-row>
      </table:table>
      <text:p text:style-name="P20"><text:span text:style-name="Strong_20_Emphasis"/></text:p>
      <text:list xml:id="list193329091356307" text:continue-numbering="true" text:style-name="L2">
        <text:list-item>
          <text:h text:style-name="P15" text:outline-level="3"><text:span text:style-name="Strong_20_Emphasis"><text:span text:style-name="T21">PRE_VENDAS</text:span></text:span><text:span text:style-name="Strong_20_Emphasis"><text:line-break/></text:span><text:span text:style-name="Strong_20_Emphasis"><text:span text:style-name="T5">Representa a intenção de venda, ainda não confirmada.<text:line-break/></text:span></text:span><text:span text:style-name="T5">Reserva de produtos para </text:span><text:span text:style-name="T35">possível compra posterior </text:span><text:span text:style-name="T36">ou simular orçamento</text:span><text:span text:style-name="T5">.<text:line-break/>Representa o processo de entrega antecipada de produtos para teste domiciliar, que podem (ou não) ser vendidos posteriormente.<text:line-break/>Importante: tem </text:span><text:span text:style-name="Strong_20_Emphasis"><text:span text:style-name="T5">relação com cliente e produtos</text:span></text:span><text:span text:style-name="T5">, além de </text:span><text:span text:style-name="Strong_20_Emphasis"><text:span text:style-name="T5">controle de status</text:span></text:span><text:span text:style-name="T5"> (pendente, finalizada, devolvida parcialmente etc.).</text:span></text:h>
        </text:list-item>
      </text:list>
      <text:h text:style-name="P17" text:outline-level="3">Explicação dos Campos de <text:span text:style-name="T37">D</text:span><text:span text:style-name="T25">ata</text:span> </text:h>
      <table:table table:name="Tabela3" table:style-name="Tabela3">
        <table:table-column table:style-name="Tabela3.A"/>
        <table:table-column table:style-name="Tabela3.B"/>
        <table:table-header-rows>
          <table:table-row>
            <table:table-cell table:style-name="Tabela3.A1" office:value-type="string">
              <text:p text:style-name="P18">Campo</text:p>
            </table:table-cell>
            <table:table-cell table:style-name="Tabela3.A1" office:value-type="string">
              <text:p text:style-name="P18">Finalidade</text:p>
            </table:table-cell>
          </table:table-row>
        </table:table-header-rows>
        <table:table-row>
          <table:table-cell table:style-name="Tabela3.A1" office:value-type="string">
            <text:p text:style-name="P19"><text:span text:style-name="Source_20_Text">data_criacao</text:span></text:p>
          </table:table-cell>
          <table:table-cell table:style-name="Tabela3.A1" office:value-type="string">
            <text:p text:style-name="P19">Quando o registro da pré-venda foi <text:span text:style-name="Strong_20_Emphasis">cadastrado no sistema</text:span>.</text:p>
          </table:table-cell>
        </table:table-row>
        <table:table-row>
          <table:table-cell table:style-name="Tabela3.A1" office:value-type="string">
            <text:p text:style-name="P19"><text:span text:style-name="Source_20_Text">data_reserva</text:span></text:p>
          </table:table-cell>
          <table:table-cell table:style-name="Tabela3.A1" office:value-type="string">
            <text:p text:style-name="P19">Quando o cliente <text:span text:style-name="Strong_20_Emphasis">retirou fisicamente os itens</text:span> para provar/separar.</text:p>
          </table:table-cell>
        </table:table-row>
        <table:table-row>
          <table:table-cell table:style-name="Tabela3.A1" office:value-type="string">
            <text:p text:style-name="P19"><text:span text:style-name="Source_20_Text">data_devolucao</text:span></text:p>
          </table:table-cell>
          <table:table-cell table:style-name="Tabela3.A1" office:value-type="string">
            <text:p text:style-name="P19">Quando os itens <text:span text:style-name="Strong_20_Emphasis">foram devolvidos</text:span> </text:p>
          </table:table-cell>
        </table:table-row>
      </table:table>
      <text:h text:style-name="P21" text:outline-level="3"/>
      <text:p text:style-name="P22"><text:span text:style-name="Strong_20_Emphasis"><text:span text:style-name="T38">PRE_</text:span></text:span><text:span text:style-name="Source_20_Text"><text:span text:style-name="T35">VENDA </text:span></text:span><text:span text:style-name="Source_20_Text"><text:span text:style-name="T39">x</text:span></text:span><text:span text:style-name="Source_20_Text"><text:span text:style-name="T38"> VENDA</text:span></text:span></text:p>
      <text:list text:style-name="L3">
        <text:list-item>
          <text:p text:style-name="P23"><text:span text:style-name="Strong_20_Emphasis">Pré-venda: </text:span><text:span text:style-name="T5">Registro de intenção de venda (reserva de produtos); Quando a pré-venda é criada, estoque é movimentado como saída. Pode </text:span><text:span text:style-name="T40">ou </text:span><text:span text:style-name="Strong_20_Emphasis"><text:span text:style-name="T5">não impactar o estoque real imediatamente, </text:span></text:span><text:span text:style-name="Strong_20_Emphasis"><text:span text:style-name="T41">depende da marcação de cada item como ‘reservado’; </text:span></text:span><text:span text:style-name="T5">Se a venda não se concretizar, é preciso lançar </text:span><text:span text:style-name="Strong_20_Emphasis"><text:span text:style-name="T5">uma entrada de estorno</text:span></text:span><text:span text:style-name="T5">.</text:span></text:p>
        </text:list-item>
        <text:list-item>
          <text:p text:style-name="P23"><text:span text:style-name="Strong_20_Emphasis">Venda:</text:span><text:span text:style-name="T5"> o estoque </text:span><text:span text:style-name="Strong_20_Emphasis"><text:span text:style-name="T5">precisa ser baixado</text:span></text:span><text:span text:style-name="T5">. Saldo em </text:span><text:span text:style-name="Source_20_Text"><text:span text:style-name="T5">ESTOQUES</text:span></text:span><text:span text:style-name="T5"> é atualizado automaticamente </text:span><text:span text:style-name="T42">por trigger</text:span><text:span text:style-name="T5">.</text:span></text:p>
        </text:list-item>
      </text:list>
      <text:h text:style-name="P24" text:outline-level="3"><text:soft-page-break/><text:s/><text:span text:style-name="Strong_20_Emphasis"><text:span text:style-name="T37">VE</text:span></text:span><text:span text:style-name="Strong_20_Emphasis"><text:span text:style-name="T21">NDA_ITENS</text:span></text:span><text:span text:style-name="Strong_20_Emphasis"><text:line-break/></text:span><text:span text:style-name="Strong_20_Emphasis"><text:span text:style-name="T5">Detalhamento d</text:span></text:span><text:span text:style-name="Strong_20_Emphasis"><text:span text:style-name="T34">a a</text:span></text:span><text:span text:style-name="Strong_20_Emphasis"><text:span text:style-name="T5">ssociação entre produto × quantidade × valor vendido em uma venda.</text:span></text:span></text:h>
      <text:h text:style-name="P25" text:outline-level="3">Explicação do campo RESERVADO</text:h>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18">Valor</text:p>
            </table:table-cell>
            <table:table-cell table:style-name="Tabela7.A1" office:value-type="string">
              <text:p text:style-name="P18">Significado</text:p>
            </table:table-cell>
            <table:table-cell table:style-name="Tabela7.A1" office:value-type="string">
              <text:p text:style-name="P18">Ação esperada</text:p>
            </table:table-cell>
          </table:table-row>
        </table:table-header-rows>
        <table:table-row>
          <table:table-cell table:style-name="Tabela7.A1" office:value-type="string">
            <text:p text:style-name="P19"><text:span text:style-name="Source_20_Text"><text:span text:style-name="T43">S</text:span></text:span><text:span text:style-name="T5"> (padrão)</text:span></text:p>
          </table:table-cell>
          <table:table-cell table:style-name="Tabela7.A1" office:value-type="string">
            <text:p text:style-name="P19"><text:span text:style-name="T5">O item </text:span><text:span text:style-name="Strong_20_Emphasis"><text:span text:style-name="T5">está reservado no estoque</text:span></text:span><text:span text:style-name="T5"> para essa pré-venda.</text:span></text:p>
          </table:table-cell>
          <table:table-cell table:style-name="Tabela7.A1" office:value-type="string">
            <text:p text:style-name="P19"><text:span text:style-name="T5">O sistema </text:span><text:span text:style-name="Strong_20_Emphasis"><text:span text:style-name="T5">abate do estoque disponível</text:span></text:span><text:span text:style-name="T5">.</text:span></text:p>
          </table:table-cell>
        </table:table-row>
        <table:table-row>
          <table:table-cell table:style-name="Tabela7.A1" office:value-type="string">
            <text:p text:style-name="P26"><text:span text:style-name="Source_20_Text"><text:span text:style-name="T43">N</text:span></text:span></text:p>
          </table:table-cell>
          <table:table-cell table:style-name="Tabela7.A1" office:value-type="string">
            <text:p text:style-name="P19"><text:span text:style-name="T5">O item </text:span><text:span text:style-name="Strong_20_Emphasis"><text:span text:style-name="T5">não está mais reservado</text:span></text:span><text:span text:style-name="T5"> (reserva cancelada/liberada).</text:span></text:p>
          </table:table-cell>
          <table:table-cell table:style-name="Tabela7.A1" office:value-type="string">
            <text:p text:style-name="P19"><text:span text:style-name="T5">O sistema </text:span><text:span text:style-name="Strong_20_Emphasis"><text:span text:style-name="T5">restitui ao estoque</text:span></text:span><text:span text:style-name="T5">.</text:span></text:p>
          </table:table-cell>
        </table:table-row>
      </table:table>
      <text:p text:style-name="P27"><text:span text:style-name="T44">Esse campo pode ser utilizado </text:span><text:span text:style-name="Strong_20_Emphasis"><text:span text:style-name="T44">pelo sistema para automatizar o ajuste de estoque</text:span></text:span><text:span text:style-name="T44">, evitando inconsistências como “produto reservado, mas não registrado como tal no estoque”.</text:span></text:p>
      <text:h text:style-name="P28" text:outline-level="3">Explicação campo MOTIVO_LIBERACAO</text:h>
      <text:p text:style-name="P20"><text:span text:style-name="Strong_20_Emphasis"><text:span text:style-name="T45">Este campo armazena a justificativa da liberação da reserva de um item de pré-venda. </text:span></text:span><text:span text:style-name="Strong_20_Emphasis"><text:span text:style-name="T44">Sempre que o item da pré-venda deixar de estar reservado (</text:span></text:span><text:span text:style-name="Source_20_Text"><text:span text:style-name="T44">RESERVADO = FALSE</text:span></text:span><text:span text:style-name="Strong_20_Emphasis"><text:span text:style-name="T44">) </text:span></text:span><text:span text:style-name="Strong_20_Emphasis"><text:span text:style-name="T45"><text:line-break/>Exemplos de justificativas: Desistência do cliente, Item danificado na loja , Produto trocado por outro na pré-venda , Tempo de reserva expirado (48h) , Convertido em venda.</text:span></text:span></text:p>
      <text:list text:continue-list="list193329091356307" text:style-name="L2">
        <text:list-item>
          <text:h text:style-name="P15" text:outline-level="3"><text:span text:style-name="Strong_20_Emphasis"><text:span text:style-name="T21">PRE_VENDA_ITENS</text:span></text:span><text:span text:style-name="Strong_20_Emphasis"><text:line-break/></text:span><text:span text:style-name="T5">Similar a "itens de venda", porém para controle do que foi entregue </text:span><text:span text:style-name="T46">ao</text:span><text:span text:style-name="T5"> cliente.<text:line-break/>Essencial para controle de estoque temporário (reserva).</text:span></text:h>
        </text:list-item>
      </text:list>
      <text:h text:style-name="P29" text:outline-level="3"><text:span text:style-name="Source_20_Text"><text:span text:style-name="T35">PRE_VENDA_ITEM</text:span></text:span><text:span text:style-name="Strong_20_Emphasis"><text:span text:style-name="T35"> </text:span></text:span><text:span text:style-name="Strong_20_Emphasis"><text:span text:style-name="T39">x</text:span></text:span><text:span text:style-name="Strong_20_Emphasis"><text:span text:style-name="T35"> </text:span></text:span><text:span text:style-name="Source_20_Text"><text:span text:style-name="T35">VENDA_ITEM</text:span></text:span></text:h>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P30">Aspecto</text:p>
            </table:table-cell>
            <table:table-cell table:style-name="Tabela5.A1" office:value-type="string">
              <text:p text:style-name="P30"><text:span text:style-name="Source_20_Text">PRE_VENDA_ITEM</text:span></text:p>
            </table:table-cell>
            <table:table-cell table:style-name="Tabela5.A1" office:value-type="string">
              <text:p text:style-name="P30"><text:span text:style-name="Source_20_Text">VENDA_ITEM</text:span></text:p>
            </table:table-cell>
          </table:table-row>
        </table:table-header-rows>
        <table:table-row>
          <table:table-cell table:style-name="Tabela5.A1" office:value-type="string">
            <text:p text:style-name="P31">Finalidade</text:p>
          </table:table-cell>
          <table:table-cell table:style-name="Tabela5.A1" office:value-type="string">
            <text:p text:style-name="P31">Reserva de itens / intenção de compra</text:p>
          </table:table-cell>
          <table:table-cell table:style-name="Tabela5.A1" office:value-type="string">
            <text:p text:style-name="P31">Registro contábil e fiscal da venda efetiva</text:p>
          </table:table-cell>
        </table:table-row>
        <table:table-row>
          <table:table-cell table:style-name="Tabela5.A1" office:value-type="string">
            <text:p text:style-name="P31">Discussão de valores</text:p>
          </table:table-cell>
          <table:table-cell table:style-name="Tabela5.A1" office:value-type="string">
            <text:p text:style-name="P31">Não (sem preço, sem desconto)</text:p>
          </table:table-cell>
          <table:table-cell table:style-name="Tabela5.A1" office:value-type="string">
            <text:p text:style-name="P31">Sim (preço original, desconto, preço final, total)</text:p>
          </table:table-cell>
        </table:table-row>
        <table:table-row>
          <table:table-cell table:style-name="Tabela5.A1" office:value-type="string">
            <text:p text:style-name="P31">Tratamento no estoque</text:p>
          </table:table-cell>
          <table:table-cell table:style-name="Tabela5.A1" office:value-type="string">
            <text:p text:style-name="P31">Reserva temporária (pode ser cancelada)</text:p>
          </table:table-cell>
          <table:table-cell table:style-name="Tabela5.A1" office:value-type="string">
            <text:p text:style-name="P31">Saída definitiva do estoque</text:p>
          </table:table-cell>
        </table:table-row>
        <table:table-row>
          <table:table-cell table:style-name="Tabela5.A1" office:value-type="string">
            <text:p text:style-name="P31">Consequência jurídica</text:p>
          </table:table-cell>
          <table:table-cell table:style-name="Tabela5.A1" office:value-type="string">
            <text:p text:style-name="P31">Nenhuma – ainda é uma etapa informal</text:p>
          </table:table-cell>
          <table:table-cell table:style-name="Tabela5.A1" office:value-type="string">
            <text:p text:style-name="P31">Obrigações fiscais e contábeis (emissão de nota, recibo…)</text:p>
          </table:table-cell>
        </table:table-row>
        <table:table-row>
          <table:table-cell table:style-name="Tabela5.A1" office:value-type="string">
            <text:p text:style-name="P31">Permite devolução</text:p>
          </table:table-cell>
          <table:table-cell table:style-name="Tabela5.A1" office:value-type="string">
            <text:p text:style-name="P31">Sim (pode ter devolução parcial ou total)</text:p>
          </table:table-cell>
          <table:table-cell table:style-name="Tabela5.A1" office:value-type="string">
            <text:p text:style-name="P31">Sim (pode ter devolução parcial ou total)</text:p>
          </table:table-cell>
        </table:table-row>
      </table:table>
      <text:list text:continue-numbering="true" text:style-name="L2">
        <text:list-item>
          <text:h text:style-name="P15" text:outline-level="3"><text:soft-page-break/><text:span text:style-name="Strong_20_Emphasis"><text:span text:style-name="T21">VENDA_ORIGENS</text:span></text:span><text:span text:style-name="Strong_20_Emphasis"><text:span text:style-name="T47"><text:line-break/></text:span></text:span><text:span text:style-name="Strong_20_Emphasis"><text:span text:style-name="T48">Venda direta (balcão), Pré-venda convertida, Venda online, Venda por telefone, Venda externa (representante), Venda manual/livre.</text:span></text:span></text:h>
        </text:list-item>
        <text:list-item>
          <text:h text:style-name="P15" text:outline-level="3"><text:span text:style-name="Strong_20_Emphasis"><text:s/></text:span><text:span text:style-name="Strong_20_Emphasis"><text:span text:style-name="T21">VENDA_SITUACOES</text:span></text:span><text:span text:style-name="Strong_20_Emphasis"><text:span text:style-name="T47"><text:line-break/></text:span></text:span><text:span text:style-name="Strong_20_Emphasis"><text:span text:style-name="T48">Em aberto, Finalizada, </text:span></text:span><text:span text:style-name="T5">Cancelada, Pendente de pagamento.</text:span></text:h>
        </text:list-item>
        <text:list-item>
          <text:h text:style-name="P32" text:outline-level="3"><text:span text:style-name="Strong_20_Emphasis"><text:s/></text:span><text:span text:style-name="Strong_20_Emphasis"><text:span text:style-name="T21">PRE_VENDA_SITUACOES</text:span></text:span><text:span text:style-name="Strong_20_Emphasis"><text:span text:style-name="T47"><text:line-break/></text:span></text:span><text:span text:style-name="Strong_20_Emphasis"><text:span text:style-name="T48">Pendente, Finalizada, Cancelada, Devolvida Parcialmente</text:span></text:span><text:span text:style-name="Strong_20_Emphasis"><text:span text:style-name="T47">.</text:span></text:span></text:h>
        </text:list-item>
      </text:list>
      <text:p text:style-name="P33"><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34">ID</text:p>
            </table:table-cell>
            <table:table-cell table:style-name="Tabela4.A1" office:value-type="string">
              <text:p text:style-name="P34">Descrição</text:p>
            </table:table-cell>
            <table:table-cell table:style-name="Tabela4.A1" office:value-type="string">
              <text:p text:style-name="P34">Quando usar</text:p>
            </table:table-cell>
          </table:table-row>
        </table:table-header-rows>
        <table:table-row>
          <table:table-cell table:style-name="Tabela4.A1" office:value-type="string">
            <text:p text:style-name="P35">1</text:p>
          </table:table-cell>
          <table:table-cell table:style-name="Tabela4.A1" office:value-type="string">
            <text:p text:style-name="P35">Aguardando retirada</text:p>
          </table:table-cell>
          <table:table-cell table:style-name="Tabela4.A1" office:value-type="string">
            <text:p text:style-name="P35">Pré-venda criada, mas cliente ainda <text:span text:style-name="Strong_20_Emphasis">não retirou</text:span> os itens</text:p>
          </table:table-cell>
        </table:table-row>
        <table:table-row>
          <table:table-cell table:style-name="Tabela4.A1" office:value-type="string">
            <text:p text:style-name="P35">2</text:p>
          </table:table-cell>
          <table:table-cell table:style-name="Tabela4.A1" office:value-type="string">
            <text:p text:style-name="P35">Em posse do cliente</text:p>
          </table:table-cell>
          <table:table-cell table:style-name="Tabela4.A1" office:value-type="string">
            <text:p text:style-name="P35">Cliente <text:span text:style-name="Strong_20_Emphasis">já retirou</text:span>, ainda sem devolução ou compra</text:p>
          </table:table-cell>
        </table:table-row>
        <table:table-row>
          <table:table-cell table:style-name="Tabela4.A1" office:value-type="string">
            <text:p text:style-name="P35">3</text:p>
          </table:table-cell>
          <table:table-cell table:style-name="Tabela4.A1" office:value-type="string">
            <text:p text:style-name="P35">Devolvida</text:p>
          </table:table-cell>
          <table:table-cell table:style-name="Tabela4.A1" office:value-type="string">
            <text:p text:style-name="P35">Cliente devolveu todos os itens</text:p>
          </table:table-cell>
        </table:table-row>
        <table:table-row>
          <table:table-cell table:style-name="Tabela4.A1" office:value-type="string">
            <text:p text:style-name="P35">4</text:p>
          </table:table-cell>
          <table:table-cell table:style-name="Tabela4.A1" office:value-type="string">
            <text:p text:style-name="P35">Parcialmente devolvida</text:p>
          </table:table-cell>
          <table:table-cell table:style-name="Tabela4.A1" office:value-type="string">
            <text:p text:style-name="P35">Devolveu apenas parte dos itens</text:p>
          </table:table-cell>
        </table:table-row>
        <table:table-row>
          <table:table-cell table:style-name="Tabela4.A1" office:value-type="string">
            <text:p text:style-name="P35">5</text:p>
          </table:table-cell>
          <table:table-cell table:style-name="Tabela4.A1" office:value-type="string">
            <text:p text:style-name="P35">Convertida em venda</text:p>
          </table:table-cell>
          <table:table-cell table:style-name="Tabela4.A1" office:value-type="string">
            <text:p text:style-name="P35">Todos os itens vendidos (virou venda efetiva)</text:p>
          </table:table-cell>
        </table:table-row>
        <table:table-row>
          <table:table-cell table:style-name="Tabela4.A1" office:value-type="string">
            <text:p text:style-name="P35">6</text:p>
          </table:table-cell>
          <table:table-cell table:style-name="Tabela4.A1" office:value-type="string">
            <text:p text:style-name="P35">Parcialmente convertida em venda</text:p>
          </table:table-cell>
          <table:table-cell table:style-name="Tabela4.A1" office:value-type="string">
            <text:p text:style-name="P35">Parte dos itens foi vendida, outra parte devolvida</text:p>
          </table:table-cell>
        </table:table-row>
        <table:table-row>
          <table:table-cell table:style-name="Tabela4.A1" office:value-type="string">
            <text:p text:style-name="P35">7</text:p>
          </table:table-cell>
          <table:table-cell table:style-name="Tabela4.A1" office:value-type="string">
            <text:p text:style-name="P35">Expirada</text:p>
          </table:table-cell>
          <table:table-cell table:style-name="Tabela4.A1" office:value-type="string">
            <text:p text:style-name="P35">Pré-venda abandonada ou prazo de devolução excedido</text:p>
          </table:table-cell>
        </table:table-row>
        <table:table-row>
          <table:table-cell table:style-name="Tabela4.A1" office:value-type="string">
            <text:p text:style-name="P35">8</text:p>
          </table:table-cell>
          <table:table-cell table:style-name="Tabela4.A1" office:value-type="string">
            <text:p text:style-name="P35">Cancelada</text:p>
          </table:table-cell>
          <table:table-cell table:style-name="Tabela4.A1" office:value-type="string">
            <text:p text:style-name="P35">Cancelada manualmente por operador</text:p>
          </table:table-cell>
        </table:table-row>
      </table:table>
      <text:p text:style-name="P33"><text:span text:style-name="Strong_20_Emphasis"/></text:p>
      <text:h text:style-name="Heading_20_2" text:outline-level="2">Módulo Financeiro</text:h>
      <text:h text:style-name="P36" text:outline-level="3"><text:span text:style-name="Strong_20_Emphasis"><text:span text:style-name="T5">À medida que o cliente efetua pagamentos, cada </text:span></text:span><text:span text:style-name="Strong_20_Emphasis"><text:span text:style-name="T35">entrada</text:span></text:span><text:span text:style-name="Strong_20_Emphasis"><text:span text:style-name="T5"> gera um registro em </text:span></text:span><text:span text:style-name="Strong_20_Emphasis"><text:span text:style-name="T49">RECEBIMENTOS</text:span></text:span><text:span text:style-name="Strong_20_Emphasis"><text:span text:style-name="T5">, diminuindo o saldo em aberto.</text:span></text:span></text:h>
      <text:list text:continue-numbering="true" text:style-name="L2">
        <text:list-item>
          <text:h text:style-name="P37" text:outline-level="3"><text:span text:style-name="Strong_20_Emphasis"><text:span text:style-name="T50">CREDITOS_RECEBER</text:span></text:span><text:span text:style-name="Strong_20_Emphasis"><text:line-break/></text:span><text:span text:style-name="T5">Registro </text:span><text:span text:style-name="T49">de </text:span><text:span text:style-name="T51">previsão</text:span><text:span text:style-name="T49"> </text:span><text:span text:style-name="T51">financeira</text:span><text:span text:style-name="T5"> gerado a partir de vendas </text:span><text:span text:style-name="T52">a</text:span><text:span text:style-name="T5"> prazo </text:span><text:span text:style-name="T53">(</text:span><text:span text:style-name="T5">crediário</text:span><text:span text:style-name="T53">)</text:span><text:span text:style-name="T5">. Representa um </text:span><text:span text:style-name="Strong_20_Emphasis">direito da loja de receber</text:span><text:span text:style-name="T5"> um valor. Cada registro representa um crédito vinculado a um cliente.</text:span></text:h>
        </text:list-item>
      </text:list>
      <text:h text:style-name="P38" text:outline-level="3"/>
      <table:table table:name="Tabela8" table:style-name="Tabela8">
        <table:table-column table:style-name="Tabela8.A"/>
        <table:table-column table:style-name="Tabela8.B"/>
        <table:table-header-rows>
          <table:table-row>
            <table:table-cell table:style-name="Tabela8.A1" office:value-type="string">
              <text:p text:style-name="P39">Campo</text:p>
            </table:table-cell>
            <table:table-cell table:style-name="Tabela8.A1" office:value-type="string">
              <text:p text:style-name="P39">Explicação</text:p>
            </table:table-cell>
          </table:table-row>
        </table:table-header-rows>
        <table:table-row>
          <table:table-cell table:style-name="Tabela8.A1" office:value-type="string">
            <text:p text:style-name="P40"><text:span text:style-name="Source_20_Text">FK_VENDA</text:span></text:p>
          </table:table-cell>
          <table:table-cell table:style-name="Tabela8.A1" office:value-type="string">
            <text:p text:style-name="P40">Relaciona com a venda de origem (tabela <text:span text:style-name="Source_20_Text">VENDAS</text:span>).</text:p>
          </table:table-cell>
        </table:table-row>
        <table:table-row>
          <table:table-cell table:style-name="Tabela8.A1" office:value-type="string">
            <text:p text:style-name="P40"><text:span text:style-name="Source_20_Text">FK_CLIENTE</text:span></text:p>
          </table:table-cell>
          <table:table-cell table:style-name="Tabela8.A1" office:value-type="string">
            <text:p text:style-name="P40">Cliente responsável pelo pagamento.</text:p>
          </table:table-cell>
        </table:table-row>
        <table:table-row>
          <table:table-cell table:style-name="Tabela8.A1" office:value-type="string">
            <text:p text:style-name="P40"><text:span text:style-name="Source_20_Text">FK_SITUACAO</text:span></text:p>
          </table:table-cell>
          <table:table-cell table:style-name="Tabela8.A1" office:value-type="string">
            <text:p text:style-name="P40">Situação do crédito: ex: Pendente, Pago, Atrasado, Renegociado.</text:p>
          </table:table-cell>
        </table:table-row>
        <table:table-row>
          <table:table-cell table:style-name="Tabela8.A1" office:value-type="string">
            <text:p text:style-name="P40"><text:span text:style-name="Source_20_Text">FK_FORMA_PAGAMENTO</text:span></text:p>
          </table:table-cell>
          <table:table-cell table:style-name="Tabela8.A1" office:value-type="string">
            <text:p text:style-name="P40">Forma de pagamento esperada: Dinheiro, Cartão, Pix, Boleto etc.</text:p>
          </table:table-cell>
        </table:table-row>
        <table:table-row>
          <table:table-cell table:style-name="Tabela8.A1" office:value-type="string">
            <text:p text:style-name="P40"><text:span text:style-name="Source_20_Text">VALOR_TOTAL</text:span></text:p>
          </table:table-cell>
          <table:table-cell table:style-name="Tabela8.A1" office:value-type="string">
            <text:p text:style-name="P40">Valor total a receber.</text:p>
          </table:table-cell>
        </table:table-row>
        <table:table-row>
          <table:table-cell table:style-name="Tabela8.A1" office:value-type="string">
            <text:p text:style-name="P40"><text:span text:style-name="Source_20_Text">VALOR_PAGO</text:span></text:p>
          </table:table-cell>
          <table:table-cell table:style-name="Tabela8.A1" office:value-type="string">
            <text:p text:style-name="P40">Valor já recebido. (Útil para saber se é parcial ou integral.)</text:p>
          </table:table-cell>
        </table:table-row>
        <table:table-row>
          <table:table-cell table:style-name="Tabela8.A1" office:value-type="string">
            <text:p text:style-name="P40"><text:span text:style-name="Source_20_Text">DATA_EMISSAO</text:span></text:p>
          </table:table-cell>
          <table:table-cell table:style-name="Tabela8.A1" office:value-type="string">
            <text:p text:style-name="P40">Quando foi gerado esse crédito.</text:p>
          </table:table-cell>
        </table:table-row>
        <table:table-row>
          <table:table-cell table:style-name="Tabela8.A1" office:value-type="string">
            <text:p text:style-name="P40"><text:span text:style-name="Source_20_Text">DATA_VENCIMENTO</text:span></text:p>
          </table:table-cell>
          <table:table-cell table:style-name="Tabela8.A1" office:value-type="string">
            <text:p text:style-name="P40">Quando vence a obrigação do cliente.</text:p>
          </table:table-cell>
        </table:table-row>
        <table:table-row>
          <table:table-cell table:style-name="Tabela8.A1" office:value-type="string">
            <text:p text:style-name="P40"><text:span text:style-name="Source_20_Text">DATA_PAGAMENTO</text:span></text:p>
          </table:table-cell>
          <table:table-cell table:style-name="Tabela8.A1" office:value-type="string">
            <text:p text:style-name="P40">Quando foi quitado. Pode ser nula até o pagamento.</text:p>
          </table:table-cell>
        </table:table-row>
        <table:table-row>
          <table:table-cell table:style-name="Tabela8.A1" office:value-type="string">
            <text:p text:style-name="P40"><text:span text:style-name="Source_20_Text">OBSERVACOES</text:span></text:p>
          </table:table-cell>
          <table:table-cell table:style-name="Tabela8.A1" office:value-type="string">
            <text:p text:style-name="P40">Campo livre para registrar acordos, renegociações, segunda via, etc.</text:p>
          </table:table-cell>
        </table:table-row>
      </table:table>
      <text:p text:style-name="P41"/>
      <text:list xml:id="list193329530770833" text:continue-numbering="true" text:style-name="L2">
        <text:list-item>
          <text:h text:style-name="P37" text:outline-level="3"><text:soft-page-break/><text:span text:style-name="Strong_20_Emphasis"><text:span text:style-name="T54">RECEBIMENTOS</text:span></text:span><text:span text:style-name="Strong_20_Emphasis"><text:line-break/></text:span><text:span text:style-name="Strong_20_Emphasis"><text:span text:style-name="T5">Registra um </text:span></text:span><text:span text:style-name="Strong_20_Emphasis">evento financeiro de entrada de dinheiro </text:span><text:span text:style-name="Strong_20_Emphasis"><text:span text:style-name="T5">relacionado a um crédito em aberto.</text:span></text:span></text:h>
        </text:list-item>
      </text:list>
      <text:h text:style-name="P42" text:outline-level="3"><text:span text:style-name="Strong_20_Emphasis"><text:span text:style-name="T49">Insights:</text:span></text:span></text:h>
      <text:list text:style-name="L4">
        <text:list-item>
          <text:h text:style-name="P43" text:outline-level="3"><text:span text:style-name="Strong_20_Emphasis"><text:span text:style-name="T5">Para pagamentos parciais, criar múltiplos registros vinculados ao mesmo </text:span></text:span><text:span text:style-name="Source_20_Text"><text:span text:style-name="T5">FK_CREDITO_RECEBER</text:span></text:span><text:span text:style-name="Strong_20_Emphasis"><text:span text:style-name="T5">.</text:span></text:span></text:h>
        </text:list-item>
        <text:list-item>
          <text:h text:style-name="P43" text:outline-level="3"><text:span text:style-name="T5">Atualizar </text:span><text:span text:style-name="Source_20_Text"><text:span text:style-name="T5">VALOR_PAGO</text:span></text:span><text:span text:style-name="T5"> e </text:span><text:span text:style-name="Source_20_Text"><text:span text:style-name="T5">DATA_PAGAMENTO</text:span></text:span><text:span text:style-name="T5"> na tabela </text:span><text:span text:style-name="Source_20_Text"><text:span text:style-name="T5">CREDITOS_RECEBER</text:span></text:span><text:span text:style-name="T5"> com base na soma dos recebimentos.</text:span></text:h>
        </text:list-item>
        <text:list-item>
          <text:h text:style-name="P43" text:outline-level="3"><text:span text:style-name="T5">Campo </text:span><text:span text:style-name="Source_20_Text"><text:span text:style-name="T5">OBSERVACOES</text:span></text:span><text:span text:style-name="T5"> pode ser preenchido automaticamente com modelos padronizados. </text:span><text:span text:style-name="Strong_20_Emphasis"><text:span text:style-name="T55">Exemplos</text:span></text:span><text:span text:style-name="Strong_20_Emphasis"><text:span text:style-name="T56">:</text:span></text:span></text:h>
        </text:list-item>
      </text:list>
      <table:table table:name="Tabela10" table:style-name="Tabela10">
        <table:table-column table:style-name="Tabela10.A"/>
        <table:table-column table:style-name="Tabela10.B"/>
        <table:table-header-rows>
          <table:table-row>
            <table:table-cell table:style-name="Tabela10.A1" office:value-type="string">
              <text:p text:style-name="P39"><text:span text:style-name="Strong_20_Emphasis">Cenário</text:span></text:p>
            </table:table-cell>
            <table:table-cell table:style-name="Tabela10.A1" office:value-type="string">
              <text:p text:style-name="P39"><text:span text:style-name="Strong_20_Emphasis">Exemplo de Observação</text:span></text:p>
            </table:table-cell>
          </table:table-row>
        </table:table-header-rows>
        <table:table-row>
          <table:table-cell table:style-name="Tabela10.A1" office:value-type="string">
            <text:p text:style-name="P40">Recebimento total em dinheiro</text:p>
          </table:table-cell>
          <table:table-cell table:style-name="Tabela10.A1" office:value-type="string">
            <text:p text:style-name="P40"><text:span text:style-name="Source_20_Text">PAGAMENTO À VISTA RECEBIDO EM DINHEIRO NO CAIXA 01.</text:span></text:p>
          </table:table-cell>
        </table:table-row>
        <table:table-row>
          <table:table-cell table:style-name="Tabela10.A1" office:value-type="string">
            <text:p text:style-name="P40">Recebimento parcial</text:p>
          </table:table-cell>
          <table:table-cell table:style-name="Tabela10.A1" office:value-type="string">
            <text:p text:style-name="P40"><text:span text:style-name="Source_20_Text">RECEBIDO R$ 50,00 DE R$ 100,00. RESTANTE ACORDADO PARA 15/08.</text:span></text:p>
          </table:table-cell>
        </table:table-row>
        <table:table-row>
          <table:table-cell table:style-name="Tabela10.A1" office:value-type="string">
            <text:p text:style-name="P40">Erro de valor ajustado</text:p>
          </table:table-cell>
          <table:table-cell table:style-name="Tabela10.A1" office:value-type="string">
            <text:p text:style-name="P40"><text:span text:style-name="Source_20_Text">CLIENTE PAGOU R$ 5,00 A MENOS. DIFERENÇA IGNORADA.</text:span></text:p>
          </table:table-cell>
        </table:table-row>
        <table:table-row>
          <table:table-cell table:style-name="Tabela10.A1" office:value-type="string">
            <text:p text:style-name="P40">Pagamento com desconto aplicado</text:p>
          </table:table-cell>
          <table:table-cell table:style-name="Tabela10.A1" office:value-type="string">
            <text:p text:style-name="P40"><text:span text:style-name="Source_20_Text">CLIENTE ANTECIPOU PAGAMENTO E OBTEVE 5% DE DESCONTO.</text:span></text:p>
          </table:table-cell>
        </table:table-row>
        <table:table-row>
          <table:table-cell table:style-name="Tabela10.A1" office:value-type="string">
            <text:p text:style-name="P40">Pagamento via PIX</text:p>
          </table:table-cell>
          <table:table-cell table:style-name="Tabela10.A1" office:value-type="string">
            <text:p text:style-name="P40"><text:span text:style-name="Source_20_Text">PIX REALIZADO POR JOÃO ÀS 14H21. REF. PEDIDO #1234.</text:span></text:p>
          </table:table-cell>
        </table:table-row>
        <table:table-row>
          <table:table-cell table:style-name="Tabela10.A1" office:value-type="string">
            <text:p text:style-name="P40">Recebimento via cartão</text:p>
          </table:table-cell>
          <table:table-cell table:style-name="Tabela10.A1" office:value-type="string">
            <text:p text:style-name="P40"><text:span text:style-name="Source_20_Text">RECEBIDO VIA CARTÃO DÉBITO - CIELO.</text:span></text:p>
          </table:table-cell>
        </table:table-row>
        <table:table-row>
          <table:table-cell table:style-name="Tabela10.A1" office:value-type="string">
            <text:p text:style-name="P40">Recebimento com troco</text:p>
          </table:table-cell>
          <table:table-cell table:style-name="Tabela10.A1" office:value-type="string">
            <text:p text:style-name="P40"><text:span text:style-name="Source_20_Text">PAGO COM R$ 100,00. TROCO DE R$ 12,00 ENTREGUE.</text:span></text:p>
          </table:table-cell>
        </table:table-row>
        <table:table-row>
          <table:table-cell table:style-name="Tabela10.A1" office:value-type="string">
            <text:p text:style-name="P40">Pagamento dividido (multiforma)</text:p>
          </table:table-cell>
          <table:table-cell table:style-name="Tabela10.A1" office:value-type="string">
            <text:p text:style-name="P40"><text:span text:style-name="Source_20_Text">R$ 70,00 EM DINHEIRO + R$ 30,00 VIA PIX.</text:span></text:p>
          </table:table-cell>
        </table:table-row>
        <table:table-row>
          <table:table-cell table:style-name="Tabela10.A1" office:value-type="string">
            <text:p text:style-name="P40">Recebimento agendado</text:p>
          </table:table-cell>
          <table:table-cell table:style-name="Tabela10.A1" office:value-type="string">
            <text:p text:style-name="P40"><text:span text:style-name="Source_20_Text">AGENDADO PARA RECEBER EM 20/08 CONFORME COMBINADO.</text:span></text:p>
          </table:table-cell>
        </table:table-row>
        <table:table-row>
          <table:table-cell table:style-name="Tabela10.A1" office:value-type="string">
            <text:p text:style-name="P40">Baixa manual</text:p>
          </table:table-cell>
          <table:table-cell table:style-name="Tabela10.A1" office:value-type="string">
            <text:p text:style-name="P40"><text:span text:style-name="Source_20_Text">RECEBIMENTO BAIXADO MANUALMENTE PARA AJUSTE DE CAIXA.</text:span></text:p>
          </table:table-cell>
        </table:table-row>
      </table:table>
      <text:p text:style-name="P41"><text:span text:style-name="Strong_20_Emphasis"/></text:p>
      <text:p text:style-name="P44"><text:span text:style-name="Strong_20_Emphasis"><text:span text:style-name="T55">À medida que a loja efetua pagamentos, cada </text:span></text:span><text:span text:style-name="Strong_20_Emphasis"><text:span text:style-name="T57">saída</text:span></text:span><text:span text:style-name="Strong_20_Emphasis"><text:span text:style-name="T55"> gera um registro em PAGAMENTOS, diminuindo o saldo em aberto.</text:span></text:span></text:p>
      <text:p text:style-name="P44"><text:span text:style-name="Strong_20_Emphasis"/></text:p>
      <text:h text:style-name="P45" text:outline-level="3"><text:soft-page-break/><text:span text:style-name="Strong_20_Emphasis"><text:span text:style-name="T55">Como funcionaria na prática:</text:span></text:span></text:h>
      <text:list text:style-name="L5">
        <text:list-item>
          <text:h text:style-name="P46" text:outline-level="3"><text:span text:style-name="Strong_20_Emphasis"><text:span text:style-name="T35">Venda à vista</text:span></text:span></text:h>
          <text:list>
            <text:list-item>
              <text:h text:style-name="P46" text:outline-level="3"><text:span text:style-name="T5">Gera um registro em </text:span><text:span text:style-name="Source_20_Text"><text:span text:style-name="T5">CREDITOS_RECEBER</text:span></text:span><text:span text:style-name="T5"> com valor total, forma de pagamento e situação </text:span><text:span text:style-name="Source_20_Text"><text:span text:style-name="T5">QUITADO</text:span></text:span><text:span text:style-name="T5">.</text:span></text:h>
            </text:list-item>
            <text:list-item>
              <text:h text:style-name="P46" text:outline-level="3"><text:span text:style-name="T5">Gera também um registro em </text:span><text:span text:style-name="Source_20_Text"><text:span text:style-name="T5">RECEBIMENTOS</text:span></text:span><text:span text:style-name="T5"> (data de pagamento = data da venda).</text:span></text:h>
            </text:list-item>
          </text:list>
        </text:list-item>
        <text:list-item>
          <text:h text:style-name="P46" text:outline-level="3"><text:span text:style-name="Strong_20_Emphasis"><text:span text:style-name="T35">Venda a prazo (crediário)</text:span></text:span></text:h>
          <text:list>
            <text:list-item>
              <text:h text:style-name="P46" text:outline-level="3"><text:span text:style-name="T5">Gera um registro em </text:span><text:span text:style-name="Source_20_Text"><text:span text:style-name="T5">CREDITOS_RECEBER</text:span></text:span><text:span text:style-name="T5"> com a data de vencimento e status </text:span><text:span text:style-name="Source_20_Text"><text:span text:style-name="T5">EM ABERTO</text:span></text:span><text:span text:style-name="T5">.</text:span></text:h>
            </text:list-item>
            <text:list-item>
              <text:h text:style-name="P46" text:outline-level="3"><text:span text:style-name="T5">Cada pagamento recebido (total ou parcial) gera um registro em </text:span><text:span text:style-name="Source_20_Text"><text:span text:style-name="T5">RECEBIMENTOS</text:span></text:span><text:span text:style-name="T5">.</text:span></text:h>
            </text:list-item>
          </text:list>
        </text:list-item>
      </text:list>
      <text:p text:style-name="P44"><text:span text:style-name="Strong_20_Emphasis"/></text:p>
      <text:list xml:id="list193329139156599" text:continue-list="list193329530770833" text:style-name="L2">
        <text:list-item>
          <text:h text:style-name="P47" text:outline-level="3"><text:span text:style-name="Strong_20_Emphasis"><text:span text:style-name="T58">OBRIGACOES_FINANCEIRAS</text:span></text:span><text:span text:style-name="Strong_20_Emphasis"><text:line-break/></text:span><text:span text:style-name="Strong_20_Emphasis"><text:span text:style-name="T53">Representa </text:span></text:span><text:span text:style-name="Strong_20_Emphasis"><text:span text:style-name="T59">contas a pagar</text:span></text:span><text:span text:style-name="Strong_20_Emphasis"><text:span text:style-name="T53"> da empresa, associadas a fornecedores e compromissos financeiros (compra de mercadorias, serviços, despesas fixas etc.).</text:span></text:span></text:h>
        </text:list-item>
      </text:list>
      <table:table table:name="Tabela9" table:style-name="Tabela9">
        <table:table-column table:style-name="Tabela9.A"/>
        <table:table-column table:style-name="Tabela9.B"/>
        <table:table-header-rows>
          <table:table-row>
            <table:table-cell table:style-name="Tabela9.A1" office:value-type="string">
              <text:p text:style-name="P48">Campo</text:p>
            </table:table-cell>
            <table:table-cell table:style-name="Tabela9.A1" office:value-type="string">
              <text:p text:style-name="P48">Explicação</text:p>
            </table:table-cell>
          </table:table-row>
        </table:table-header-rows>
        <table:table-row>
          <table:table-cell table:style-name="Tabela9.A1" office:value-type="string">
            <text:p text:style-name="P49"><text:span text:style-name="Source_20_Text">FK_FORNECEDOR</text:span></text:p>
          </table:table-cell>
          <table:table-cell table:style-name="Tabela9.A1" office:value-type="string">
            <text:p text:style-name="P49">Para quem será feito o pagamento.</text:p>
          </table:table-cell>
        </table:table-row>
        <table:table-row>
          <table:table-cell table:style-name="Tabela9.A1" office:value-type="string">
            <text:p text:style-name="P49"><text:span text:style-name="Source_20_Text">VALOR_TOTAL</text:span></text:p>
          </table:table-cell>
          <table:table-cell table:style-name="Tabela9.A1" office:value-type="string">
            <text:p text:style-name="P49">Valor da obrigação.</text:p>
          </table:table-cell>
        </table:table-row>
        <table:table-row>
          <table:table-cell table:style-name="Tabela9.A1" office:value-type="string">
            <text:p text:style-name="P49"><text:span text:style-name="Source_20_Text">VALOR_PAGO</text:span></text:p>
          </table:table-cell>
          <table:table-cell table:style-name="Tabela9.A1" office:value-type="string">
            <text:p text:style-name="P49">Total já pago.</text:p>
          </table:table-cell>
        </table:table-row>
        <table:table-row>
          <table:table-cell table:style-name="Tabela9.A1" office:value-type="string">
            <text:p text:style-name="P49"><text:span text:style-name="Source_20_Text">DATA_EMISSAO</text:span></text:p>
          </table:table-cell>
          <table:table-cell table:style-name="Tabela9.A1" office:value-type="string">
            <text:p text:style-name="P49">Quando a obrigação foi registrada.</text:p>
          </table:table-cell>
        </table:table-row>
        <table:table-row>
          <table:table-cell table:style-name="Tabela9.A1" office:value-type="string">
            <text:p text:style-name="P49"><text:span text:style-name="Source_20_Text">DATA_VENCIMENTO</text:span></text:p>
          </table:table-cell>
          <table:table-cell table:style-name="Tabela9.A1" office:value-type="string">
            <text:p text:style-name="P49">Quando vence o pagamento.</text:p>
          </table:table-cell>
        </table:table-row>
        <table:table-row>
          <table:table-cell table:style-name="Tabela9.A1" office:value-type="string">
            <text:p text:style-name="P49"><text:span text:style-name="Source_20_Text">DATA_PAGAMENTO</text:span></text:p>
          </table:table-cell>
          <table:table-cell table:style-name="Tabela9.A1" office:value-type="string">
            <text:p text:style-name="P49">Quando foi efetivamente pago.</text:p>
          </table:table-cell>
        </table:table-row>
        <table:table-row>
          <table:table-cell table:style-name="Tabela9.A1" office:value-type="string">
            <text:p text:style-name="P49"><text:span text:style-name="Source_20_Text">FK_SITUACAO</text:span></text:p>
          </table:table-cell>
          <table:table-cell table:style-name="Tabela9.A1" office:value-type="string">
            <text:p text:style-name="P49">Situação: Em aberto, Pago, Atrasado.</text:p>
          </table:table-cell>
        </table:table-row>
        <table:table-row>
          <table:table-cell table:style-name="Tabela9.A1" office:value-type="string">
            <text:p text:style-name="P49"><text:span text:style-name="Source_20_Text">FK_CATEGORIA_FINANCEIRA</text:span></text:p>
          </table:table-cell>
          <table:table-cell table:style-name="Tabela9.A1" office:value-type="string">
            <text:p text:style-name="P49">Classificação do tipo de gasto (ex: <text:span text:style-name="T58">crediário, pix, </text:span>água, aluguel, compra de mercadoria).</text:p>
          </table:table-cell>
        </table:table-row>
        <table:table-row>
          <table:table-cell table:style-name="Tabela9.A1" office:value-type="string">
            <text:p text:style-name="P49"><text:span text:style-name="Source_20_Text">OBSERVACOES</text:span></text:p>
          </table:table-cell>
          <table:table-cell table:style-name="Tabela9.A1" office:value-type="string">
            <text:p text:style-name="P49">Campo para detalhamento de acordos, descontos ou atrasos.</text:p>
          </table:table-cell>
        </table:table-row>
      </table:table>
      <text:h text:style-name="P50" text:outline-level="3"><text:span text:style-name="Strong_20_Emphasis"><text:span text:style-name="T53">Boas práticas:</text:span></text:span></text:h>
      <text:list text:style-name="L6">
        <text:list-item>
          <text:h text:style-name="P51" text:outline-level="3"><text:span text:style-name="T5">Atualizar </text:span><text:span text:style-name="Source_20_Text"><text:span text:style-name="T5">VALOR_PAGO</text:span></text:span><text:span text:style-name="T5"> conforme os lançamentos em </text:span><text:span text:style-name="Source_20_Text"><text:span text:style-name="T5">PAGAMENTOS</text:span></text:span><text:span text:style-name="T5">.</text:span></text:h>
        </text:list-item>
        <text:list-item>
          <text:h text:style-name="P51" text:outline-level="3"><text:span text:style-name="T5">Usar </text:span><text:span text:style-name="Source_20_Text"><text:span text:style-name="T5">FK_CATEGORIA_FINANCEIRA</text:span></text:span><text:span text:style-name="T5"> para gerar relatórios por tipo de despesa.</text:span></text:h>
        </text:list-item>
        <text:list-item>
          <text:h text:style-name="P51" text:outline-level="3"><text:span text:style-name="T5">Armazenar </text:span><text:span text:style-name="Source_20_Text"><text:span text:style-name="T5">OBSERVACOES</text:span></text:span><text:span text:style-name="T5"> sobre renegociações, adiantamentos e prazos.</text:span></text:h>
        </text:list-item>
      </text:list>
      <text:p text:style-name="P52"/>
      <text:list text:continue-list="list193329139156599" text:style-name="L2">
        <text:list-item>
          <text:h text:style-name="P53" text:outline-level="3"><text:span text:style-name="Strong_20_Emphasis"><text:span text:style-name="T58">PAGAMENTOS</text:span></text:span><text:span text:style-name="Strong_20_Emphasis"><text:line-break/></text:span><text:span text:style-name="Strong_20_Emphasis"><text:span text:style-name="T5">Registra os </text:span></text:span><text:span text:style-name="Strong_20_Emphasis"><text:span text:style-name="T35">eventos de saída de dinheiro</text:span></text:span><text:span text:style-name="Strong_20_Emphasis"><text:span text:style-name="T5">, vinculados a obrigações financeiras.</text:span></text:span></text:h>
        </text:list-item>
      </text:list>
      <text:h text:style-name="P54" text:outline-level="3"><text:span text:style-name="Strong_20_Emphasis">Exemplos de OBSERVACOES </text:span><text:span text:style-name="Strong_20_Emphasis"><text:span text:style-name="T60">(</text:span></text:span><text:span text:style-name="Strong_20_Emphasis"><text:span text:style-name="T58">em </text:span></text:span><text:span text:style-name="Strong_20_Emphasis"><text:span text:style-name="T60">pagamentos)</text:span></text:span></text:h>
      <table:table table:name="Tabela11" table:style-name="Tabela11">
        <table:table-column table:style-name="Tabela11.A"/>
        <table:table-column table:style-name="Tabela11.B"/>
        <table:table-header-rows>
          <table:table-row>
            <table:table-cell table:style-name="Tabela11.A1" office:value-type="string">
              <text:p text:style-name="P55"><text:span text:style-name="Strong_20_Emphasis">Cenário</text:span></text:p>
            </table:table-cell>
            <table:table-cell table:style-name="Tabela11.A1" office:value-type="string">
              <text:p text:style-name="P55"><text:span text:style-name="Strong_20_Emphasis">Exemplo de Observação</text:span></text:p>
            </table:table-cell>
          </table:table-row>
        </table:table-header-rows>
        <table:table-row>
          <table:table-cell table:style-name="Tabela11.A1" office:value-type="string">
            <text:p text:style-name="P56">Pagamento total à vista</text:p>
          </table:table-cell>
          <table:table-cell table:style-name="Tabela11.A1" office:value-type="string">
            <text:p text:style-name="P56"><text:span text:style-name="Source_20_Text">PAGAMENTO INTEGRAL VIA TRANSFERÊNCIA BANCÁRIA.</text:span></text:p>
          </table:table-cell>
        </table:table-row>
        <text:soft-page-break/>
        <table:table-row>
          <table:table-cell table:style-name="Tabela11.A1" office:value-type="string">
            <text:p text:style-name="P56">Pagamento parcial</text:p>
          </table:table-cell>
          <table:table-cell table:style-name="Tabela11.A1" office:value-type="string">
            <text:p text:style-name="P56"><text:span text:style-name="Source_20_Text">PAGO R$ 300,00 DA FATURA TOTAL DE R$ 500,00.</text:span></text:p>
          </table:table-cell>
        </table:table-row>
        <table:table-row>
          <table:table-cell table:style-name="Tabela11.A1" office:value-type="string">
            <text:p text:style-name="P56">Desconto negociado com fornecedor</text:p>
          </table:table-cell>
          <table:table-cell table:style-name="Tabela11.A1" office:value-type="string">
            <text:p text:style-name="P56"><text:span text:style-name="Source_20_Text">FORNECEDOR CONCEDEU 10% DE DESCONTO POR PAGAMENTO ADIANTADO.</text:span></text:p>
          </table:table-cell>
        </table:table-row>
        <table:table-row>
          <table:table-cell table:style-name="Tabela11.A1" office:value-type="string">
            <text:p text:style-name="P56">Juros por atraso</text:p>
          </table:table-cell>
          <table:table-cell table:style-name="Tabela11.A1" office:value-type="string">
            <text:p text:style-name="P56"><text:span text:style-name="Source_20_Text">PAGAMENTO COM ACRÉSCIMO DE R$ 15,00 POR ATRASO.</text:span></text:p>
          </table:table-cell>
        </table:table-row>
        <table:table-row>
          <table:table-cell table:style-name="Tabela11.A1" office:value-type="string">
            <text:p text:style-name="P56">Pagamento por PIX</text:p>
          </table:table-cell>
          <table:table-cell table:style-name="Tabela11.A1" office:value-type="string">
            <text:p text:style-name="P56"><text:span text:style-name="Source_20_Text">PIX ENVIADO PARA FORNECEDOR XYZ ÀS 10H12.</text:span></text:p>
          </table:table-cell>
        </table:table-row>
        <table:table-row>
          <table:table-cell table:style-name="Tabela11.A1" office:value-type="string">
            <text:p text:style-name="P56">Despesa paga com troco de venda</text:p>
          </table:table-cell>
          <table:table-cell table:style-name="Tabela11.A1" office:value-type="string">
            <text:p text:style-name="P56"><text:span text:style-name="Source_20_Text">PAGO COM VALOR ARRECADADO DA VENDA #9987.</text:span></text:p>
          </table:table-cell>
        </table:table-row>
        <table:table-row>
          <table:table-cell table:style-name="Tabela11.A1" office:value-type="string">
            <text:p text:style-name="P56">Pagamento agendado</text:p>
          </table:table-cell>
          <table:table-cell table:style-name="Tabela11.A1" office:value-type="string">
            <text:p text:style-name="P56"><text:span text:style-name="Source_20_Text">TRANSFERÊNCIA PROGRAMADA PARA 05/09.</text:span></text:p>
          </table:table-cell>
        </table:table-row>
        <table:table-row>
          <table:table-cell table:style-name="Tabela11.A1" office:value-type="string">
            <text:p text:style-name="P56">Reembolso de cliente</text:p>
          </table:table-cell>
          <table:table-cell table:style-name="Tabela11.A1" office:value-type="string">
            <text:p text:style-name="P56"><text:span text:style-name="Source_20_Text">DEVOLUÇÃO VIA PIX REFERENTE À COMPRA #123.</text:span></text:p>
          </table:table-cell>
        </table:table-row>
        <table:table-row>
          <table:table-cell table:style-name="Tabela11.A1" office:value-type="string">
            <text:p text:style-name="P56">Pagamento parcelado</text:p>
          </table:table-cell>
          <table:table-cell table:style-name="Tabela11.A1" office:value-type="string">
            <text:p text:style-name="P56"><text:span text:style-name="Source_20_Text">1ª PARCELA DE 3 - R$ 200,00.</text:span></text:p>
          </table:table-cell>
        </table:table-row>
        <table:table-row>
          <table:table-cell table:style-name="Tabela11.A1" office:value-type="string">
            <text:p text:style-name="P56">Baixa manual</text:p>
          </table:table-cell>
          <table:table-cell table:style-name="Tabela11.A1" office:value-type="string">
            <text:p text:style-name="P56"><text:span text:style-name="Source_20_Text">PAGAMENTO REGISTRADO MANUALMENTE PELO USUÁRIO ADMIN.</text:span></text:p>
          </table:table-cell>
        </table:table-row>
      </table:table>
      <text:p text:style-name="P57"><text:span text:style-name="Strong_20_Emphasis"><text:span text:style-name="T61"/></text:span></text:p>
      <text:h text:style-name="P54" text:outline-level="3"><text:span text:style-name="Strong_20_Emphasis">Explicação de Tabelas para geração de relatórios de<text:line-break/>inadimplência, fluxo de caixa real, e baixa parcial de valores.</text:span></text:h>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55">Conceito</text:p>
            </table:table-cell>
            <table:table-cell table:style-name="Tabela2.A1" office:value-type="string">
              <text:p text:style-name="P55">Função</text:p>
            </table:table-cell>
            <table:table-cell table:style-name="Tabela2.A1" office:value-type="string">
              <text:p text:style-name="P55">Depende de</text:p>
            </table:table-cell>
          </table:table-row>
        </table:table-header-rows>
        <table:table-row>
          <table:table-cell table:style-name="Tabela2.A1" office:value-type="string">
            <text:p text:style-name="P56"><text:span text:style-name="Source_20_Text"><text:span text:style-name="T60">creditos_receber</text:span></text:span></text:p>
          </table:table-cell>
          <table:table-cell table:style-name="Tabela2.A1" office:value-type="string">
            <text:p text:style-name="P56">Registrar o <text:span text:style-name="Strong_20_Emphasis">que deve ser recebido</text:span></text:p>
          </table:table-cell>
          <table:table-cell table:style-name="Tabela2.A1" office:value-type="string">
            <text:p text:style-name="P56">venda / cliente</text:p>
          </table:table-cell>
        </table:table-row>
        <table:table-row>
          <table:table-cell table:style-name="Tabela2.A1" office:value-type="string">
            <text:p text:style-name="P56"><text:span text:style-name="Source_20_Text">recebimento</text:span><text:span text:style-name="Source_20_Text"><text:span text:style-name="T60">s</text:span></text:span></text:p>
          </table:table-cell>
          <table:table-cell table:style-name="Tabela2.A1" office:value-type="string">
            <text:p text:style-name="P56">Registrar o <text:span text:style-name="Strong_20_Emphasis">que foi de fato recebido</text:span></text:p>
          </table:table-cell>
          <table:table-cell table:style-name="Tabela2.A1" office:value-type="string">
            <text:p text:style-name="P56"><text:span text:style-name="Source_20_Text"><text:span text:style-name="T60">creditos_receber</text:span></text:span></text:p>
          </table:table-cell>
        </table:table-row>
        <table:table-row>
          <table:table-cell table:style-name="Tabela2.A1" office:value-type="string">
            <text:p text:style-name="P56"><text:span text:style-name="Source_20_Text"><text:span text:style-name="T60">Obrigacoes_<text:line-break/>financeiras</text:span></text:span></text:p>
          </table:table-cell>
          <table:table-cell table:style-name="Tabela2.A1" office:value-type="string">
            <text:p text:style-name="P56">Registrar o <text:span text:style-name="Strong_20_Emphasis">que deve ser pago</text:span></text:p>
          </table:table-cell>
          <table:table-cell table:style-name="Tabela2.A1" office:value-type="string">
            <text:p text:style-name="P56">compra / despesa</text:p>
          </table:table-cell>
        </table:table-row>
        <table:table-row>
          <table:table-cell table:style-name="Tabela2.A1" office:value-type="string">
            <text:p text:style-name="P56"><text:span text:style-name="Source_20_Text">pagamento</text:span><text:span text:style-name="Source_20_Text"><text:span text:style-name="T60">s</text:span></text:span></text:p>
          </table:table-cell>
          <table:table-cell table:style-name="Tabela2.A1" office:value-type="string">
            <text:p text:style-name="P56">Registrar o <text:span text:style-name="Strong_20_Emphasis">que foi de fato pago</text:span></text:p>
          </table:table-cell>
          <table:table-cell table:style-name="Tabela2.A1" office:value-type="string">
            <text:p text:style-name="P56"><text:span text:style-name="Source_20_Text"><text:span text:style-name="T60">Obrigacoes_<text:line-break/>financeiras</text:span></text:span></text:p>
          </table:table-cell>
        </table:table-row>
      </table:table>
      <text:h text:style-name="P58" text:outline-level="4"><text:soft-page-break/><text:span text:style-name="Strong_20_Emphasis"><text:span text:style-name="T62">Nota: </text:span></text:span><text:span text:style-name="Strong_20_Emphasis"><text:span text:style-name="T44">Fatura</text:span></text:span><text:span text:style-name="T44"> (opcional, </text:span><text:span text:style-name="T63">talvez no futuro</text:span><text:span text:style-name="T44">): Em vez de gerar uma cobrança individual para cada venda, o sistema </text:span><text:span text:style-name="Strong_20_Emphasis"><text:span text:style-name="T44">agruparia todas as compras feitas por um cliente dentro de um período (geralmente um mês)</text:span></text:span><text:span text:style-name="T44"> em uma </text:span><text:span text:style-name="Strong_20_Emphasis"><text:span text:style-name="T44">única fatura</text:span></text:span><text:span text:style-name="T44">. Representa um </text:span><text:span text:style-name="Strong_20_Emphasis"><text:span text:style-name="T44">documento fiscal consolidado</text:span></text:span><text:span text:style-name="T44">, podendo agrupar diversas contas ou servir apenas como agrupador lógico. Se no futuro quiser </text:span><text:span text:style-name="Strong_20_Emphasis"><text:span text:style-name="T44">agrupar parcelas por fatura.</text:span></text:span></text:h>
      <text:list text:continue-numbering="true" text:style-name="L2">
        <text:list-item>
          <text:h text:style-name="P53" text:outline-level="3"><text:span text:style-name="Strong_20_Emphasis"><text:s/></text:span><text:span text:style-name="Strong_20_Emphasis"><text:span text:style-name="T58">FORMAS_PAGAMENTO</text:span></text:span><text:span text:style-name="Strong_20_Emphasis"><text:span text:style-name="T47"><text:line-break/></text:span></text:span><text:span text:style-name="Strong_20_Emphasis"><text:span text:style-name="T48">Armazena métodos de liquidação: dinheiro, PIX, crediario, cartão, boleto, doação.</text:span></text:span></text:h>
        </text:list-item>
        <text:list-item>
          <text:h text:style-name="P53" text:outline-level="3"><text:span text:style-name="Strong_20_Emphasis"><text:span text:style-name="T64">S</text:span></text:span><text:span text:style-name="Strong_20_Emphasis"><text:span text:style-name="T61">I</text:span></text:span><text:span text:style-name="Strong_20_Emphasis"><text:span text:style-name="T64">TUACOES_FINANCEIRAS</text:span></text:span><text:span text:style-name="Strong_20_Emphasis"><text:span text:style-name="T61"><text:line-break/>Relacionada com tabelas </text:span></text:span><text:span text:style-name="Strong_20_Emphasis"><text:span text:style-name="T64">creditos_receber</text:span></text:span><text:span text:style-name="Strong_20_Emphasis"><text:span text:style-name="T61"> e </text:span></text:span><text:span text:style-name="Strong_20_Emphasis"><text:span text:style-name="T64">obrigacoes_financeiras. Exemplo de registros: </text:span></text:span><text:span text:style-name="Strong_20_Emphasis"><text:span text:style-name="T61">Aberta, paga, atrasada, </text:span></text:span><text:span text:style-name="Strong_20_Emphasis"><text:span text:style-name="T20">antecipada</text:span></text:span><text:span text:style-name="Strong_20_Emphasis"><text:span text:style-name="T61">.</text:span></text:span></text:h>
        </text:list-item>
        <text:list-item>
          <text:h text:style-name="P53" text:outline-level="3"><text:span text:style-name="T65">NATUREZAS_FINANCEIRAS</text:span><text:span text:style-name="T66"><text:line-break/></text:span><text:span text:style-name="T61">Receita, despesa, estorno, transferencia, investimento, </text:span><text:span text:style-name="T20">empréstimo.</text:span></text:h>
        </text:list-item>
        <text:list-item>
          <text:h text:style-name="P53" text:outline-level="3"><text:span text:style-name="Strong_20_Emphasis"><text:span text:style-name="T19">CATEGORIAS_FINANCEIRAS</text:span></text:span><text:span text:style-name="Strong_20_Emphasis"><text:line-break/></text:span><text:span text:style-name="Strong_20_Emphasis"><text:span text:style-name="T5">Classifica o tipo de receita ou despesa (ex: “Venda à vista”, “</text:span></text:span><text:span text:style-name="Strong_20_Emphasis"><text:span text:style-name="T34">parcelado</text:span></text:span><text:span text:style-name="Strong_20_Emphasis"><text:span text:style-name="T5">”, “Compra de estoque”). Serve </text:span></text:span><text:span text:style-name="Strong_20_Emphasis"><text:span text:style-name="T20">p</text:span></text:span><text:span text:style-name="Strong_20_Emphasis"><text:span text:style-name="T5">ara </text:span></text:span><text:span text:style-name="Strong_20_Emphasis"><text:span text:style-name="T20">a</text:span></text:span><text:span text:style-name="Strong_20_Emphasis"><text:span text:style-name="T5">grupar </text:span></text:span><text:span text:style-name="Strong_20_Emphasis"><text:span text:style-name="T20">o</text:span></text:span><text:span text:style-name="Strong_20_Emphasis"><text:span text:style-name="T5"> </text:span></text:span><text:span text:style-name="Strong_20_Emphasis"><text:span text:style-name="T20">m</text:span></text:span><text:span text:style-name="Strong_20_Emphasis"><text:span text:style-name="T5">otivo </text:span></text:span><text:span text:style-name="Strong_20_Emphasis"><text:span text:style-name="T20">o</text:span></text:span><text:span text:style-name="Strong_20_Emphasis"><text:span text:style-name="T5">u </text:span></text:span><text:span text:style-name="Strong_20_Emphasis"><text:span text:style-name="T20">f</text:span></text:span><text:span text:style-name="Strong_20_Emphasis"><text:span text:style-name="T5">luxo </text:span></text:span><text:span text:style-name="Strong_20_Emphasis"><text:span text:style-name="T20">d</text:span></text:span><text:span text:style-name="Strong_20_Emphasis"><text:span text:style-name="T5">e </text:span></text:span><text:span text:style-name="Strong_20_Emphasis"><text:span text:style-name="T20">r</text:span></text:span><text:span text:style-name="Strong_20_Emphasis"><text:span text:style-name="T5">eceita.</text:span></text:span></text:h>
        </text:list-item>
      </text:list>
      <text:h text:style-name="Heading_20_2" text:outline-level="2"><text:span text:style-name="Strong_20_Emphasis"><text:span text:style-name="T19">Módulo </text:span></text:span><text:span text:style-name="Strong_20_Emphasis"><text:span text:style-name="T67">Sistema</text:span></text:span></text:h>
      <text:list text:continue-numbering="true" text:style-name="L2">
        <text:list-item>
          <text:h text:style-name="P53" text:outline-level="3"><text:span text:style-name="Strong_20_Emphasis"><text:span text:style-name="T68">LOGS<text:line-break/></text:span></text:span><text:span text:style-name="Strong_20_Emphasis"><text:span text:style-name="T69">Registra cada ação no sistema e permite</text:span></text:span><text:span text:style-name="Strong_20_Emphasis"><text:span text:style-name="T70"> sistema, </text:span></text:span><text:span text:style-name="Strong_20_Emphasis"><text:span text:style-name="T69">guardando logs dos </text:span></text:span><text:span text:style-name="Strong_20_Emphasis"><text:span text:style-name="T70">eventos importantes do sistema, como: login, logout, alterações de dados, erros e acessos.</text:span></text:span></text:h>
        </text:list-item>
        <text:list-item>
          <text:h text:style-name="P53" text:outline-level="3"><text:span text:style-name="Strong_20_Emphasis"><text:span text:style-name="T22">CONFIGURACOES</text:span></text:span><text:span text:style-name="Strong_20_Emphasis"><text:span text:style-name="T71"><text:line-break/></text:span></text:span><text:span text:style-name="Strong_20_Emphasis"><text:span text:style-name="T17">Centraliza todos os ajustes e definições globais que impactam o comportamento do sistema, sem a necessidade de alterar código </text:span></text:span><text:span text:style-name="Strong_20_Emphasis"><text:span text:style-name="T72">c</text:span></text:span><text:span text:style-name="Strong_20_Emphasis"><text:span text:style-name="T17">omo, por exemplo, </text:span></text:span><text:span text:style-name="Strong_20_Emphasis"><text:span text:style-name="T73">d</text:span></text:span><text:span text:style-name="Strong_20_Emphasis"><text:span text:style-name="T17">ados da empresa </text:span></text:span><text:span text:style-name="Strong_20_Emphasis"><text:span text:style-name="T73">ou p</text:span></text:span><text:span text:style-name="Strong_20_Emphasis"><text:span text:style-name="T17">arâmetros de sistema (ex: taxas padrão, mensagens automáticas, formatos de etiqueta).<text:line-break/>Em produção, é comum fazer cache dessas configurações após o primeiro carregamento para melhorar desempenho.</text:span></text:span></text:h>
        </text:list-item>
      </text:list>
      <text:h text:style-name="Heading_20_2" text:outline-level="2"/>
      <text:h text:style-name="P16" text:outline-level="2">Módulo Segurança</text:h>
      <text:h text:style-name="P28" text:outline-level="3">Acesso</text:h>
      <text:list text:continue-numbering="true" text:style-name="L2">
        <text:list-item>
          <text:h text:style-name="P53" text:outline-level="3"><text:span text:style-name="Strong_20_Emphasis"><text:span text:style-name="T19">USUARIOS</text:span></text:span><text:span text:style-name="Strong_20_Emphasis"><text:line-break/></text:span><text:span text:style-name="T5">Representa os funcionários que acessam o sistema. </text:span><text:span text:style-name="Strong_20_Emphasis"><text:span text:style-name="T70">Contém dados de autenticação e identificação. </text:span></text:span><text:span text:style-name="T5">Pode</text:span><text:span text:style-name="T72">m</text:span><text:span text:style-name="T5"> ter papéis distintos </text:span><text:span text:style-name="T72">com vários níveis de acesso e privilégios</text:span><text:span text:style-name="T5"> (ex: vendedor, administrador, financeiro </text:span><text:span text:style-name="T20">etc</text:span><text:span text:style-name="T5">).</text:span></text:h>
        </text:list-item>
        <text:list-item>
          <text:h text:style-name="P59" text:outline-level="3"><text:span text:style-name="Strong_20_Emphasis"><text:span text:style-name="T68">PERFIS<text:line-break/></text:span></text:span><text:span text:style-name="Strong_20_Emphasis"><text:span text:style-name="T70">Representam papéis de pessoas no sistema </text:span></text:span><text:span text:style-name="Strong_20_Emphasis"><text:span text:style-name="T74">para controlar </text:span></text:span><text:span text:style-name="Strong_20_Emphasis"><text:span text:style-name="T70">níveis de acesso. Ex: </text:span></text:span><text:span text:style-name="Strong_20_Emphasis"><text:span text:style-name="T75">Vendedor, administrador, Financeiro</text:span></text:span><text:span text:style-name="Strong_20_Emphasis"><text:span text:style-name="T70">. </text:span></text:span><text:span text:style-name="Strong_20_Emphasis"><text:span text:style-name="T74">Sua função é definir</text:span></text:span><text:span text:style-name="Strong_20_Emphasis"><text:span text:style-name="T70"> o que cada tipo de usuário pode fazer (permissões). </text:span></text:span></text:h>
        </text:list-item>
        <text:list-item>
          <text:h text:style-name="P60" text:outline-level="3"><text:span text:style-name="Strong_20_Emphasis"><text:span text:style-name="T22">USUARIOS_PERFIS</text:span></text:span><text:span text:style-name="Strong_20_Emphasis"><text:span text:style-name="T76"><text:line-break/></text:span></text:span><text:span text:style-name="Strong_20_Emphasis"><text:span text:style-name="T70">Relaciona usuários </text:span></text:span><text:span text:style-name="Strong_20_Emphasis"><text:span text:style-name="T77">a</text:span></text:span><text:span text:style-name="Strong_20_Emphasis"><text:span text:style-name="T70"> múltiplos perfis. Um usuário pode ter vários perfis. </text:span></text:span></text:h>
        </text:list-item>
        <text:list-item>
          <text:h text:style-name="P53" text:outline-level="3"><text:span text:style-name="Strong_20_Emphasis"><text:span text:style-name="T68">APLICACOES<text:line-break/></text:span></text:span><text:span text:style-name="Strong_20_Emphasis"><text:span text:style-name="T70">Cadastro das aplicações, funcionalidades ou telas.</text:span></text:span></text:h>
        </text:list-item>
        <text:list-item>
          <text:h text:style-name="P53" text:outline-level="3"><text:span text:style-name="Strong_20_Emphasis"><text:span text:style-name="T68">PERMISSOES<text:line-break/></text:span></text:span><text:span text:style-name="Strong_20_Emphasis"><text:span text:style-name="T78">Relaciona </text:span></text:span><text:span text:style-name="Strong_20_Emphasis"><text:span text:style-name="T77">perfis a aplicações</text:span></text:span><text:span text:style-name="Strong_20_Emphasis"><text:span text:style-name="T78"> </text:span></text:span><text:span text:style-name="Strong_20_Emphasis"><text:span text:style-name="T77">e</text:span></text:span><text:span text:style-name="Strong_20_Emphasis"><text:span text:style-name="T29"> </text:span></text:span><text:span text:style-name="Strong_20_Emphasis"><text:span text:style-name="T78">define</text:span></text:span><text:span text:style-name="Strong_20_Emphasis"><text:span text:style-name="T70"> </text:span></text:span><text:span text:style-name="Strong_20_Emphasis"><text:span text:style-name="T77">suas </text:span></text:span><text:span text:style-name="Strong_20_Emphasis"><text:span text:style-name="T70">funcionalidade</text:span></text:span><text:span text:style-name="Strong_20_Emphasis"><text:span text:style-name="T29">s</text:span></text:span><text:span text:style-name="Strong_20_Emphasis"><text:span text:style-name="T78">, como </text:span></text:span><text:span text:style-name="Strong_20_Emphasis"><text:span text:style-name="T77">os privilégios de</text:span></text:span><text:span text:style-name="Strong_20_Emphasis"><text:span text:style-name="T78">: acessar, inserir, atualizar, excluir, exportar, imprimir. </text:span></text:span><text:span text:style-name="Strong_20_Emphasis"><text:span text:style-name="T77">Ou seja, qual perfil pode fazer o quê em cada aplicação. </text:span></text:span></text:h>
        </text:list-item>
        <text:list-item>
          <text:h text:style-name="P60" text:outline-level="3"><text:span text:style-name="Strong_20_Emphasis"><text:span text:style-name="T79">MOD</text:span></text:span><text:span text:style-name="Strong_20_Emphasis"><text:span text:style-name="T80">ULOS</text:span></text:span><text:span text:style-name="Strong_20_Emphasis"><text:span text:style-name="T81"><text:line-break/></text:span></text:span><text:span text:style-name="Strong_20_Emphasis"><text:span text:style-name="T82">Cadastro de módulos para formar conjuntos de aplicações que se diferenciam pelo seu escopo no sistema. </text:span></text:span><text:span text:style-name="Strong_20_Emphasis"><text:span text:style-name="T83">Sã</text:span></text:span><text:span text:style-name="Strong_20_Emphasis"><text:span text:style-name="T84">o opcionais</text:span></text:span><text:span text:style-name="Strong_20_Emphasis"><text:span text:style-name="T82">, mas recomendados quando o sistema ficar grande e precisar de organização.</text:span></text:span></text:h>
        </text:list-item>
        <text:list-item>
          <text:h text:style-name="P53" text:outline-level="3"><text:span text:style-name="Strong_20_Emphasis"><text:span text:style-name="T85">APLICACOES</text:span></text:span><text:span text:style-name="Strong_20_Emphasis"><text:span text:style-name="T84">_MODULOS</text:span></text:span><text:span text:style-name="Strong_20_Emphasis"><text:span text:style-name="T85"><text:line-break/></text:span></text:span><text:span text:style-name="Strong_20_Emphasis"><text:span text:style-name="T82">Relaciona cada aplicação a algum módulo</text:span></text:span><text:span text:style-name="Strong_20_Emphasis"><text:span text:style-name="T86"> para formar conjuntos de aplicações.</text:span></text:span><text:span text:style-name="Strong_20_Emphasis"><text:span text:style-name="T78"> </text:span></text:span></text:h>
        </text:list-item>
      </text:list>
      <text:h text:style-name="P61" text:outline-level="3"><text:span text:style-name="Strong_20_Emphasis"><text:span text:style-name="T87">Autenticação</text:span></text:span></text:h>
      <text:list text:continue-numbering="true" text:style-name="L2">
        <text:list-item>
          <text:h text:style-name="P60" text:outline-level="3"><text:span text:style-name="Strong_20_Emphasis"><text:span text:style-name="T4">U</text:span></text:span><text:span text:style-name="Strong_20_Emphasis"><text:span text:style-name="T88">SUARIOS_SESSOES<text:line-break/></text:span></text:span><text:span text:style-name="Strong_20_Emphasis"><text:span text:style-name="T69">Útil para </text:span></text:span><text:span text:style-name="Strong_20_Emphasis"><text:span text:style-name="T29">auditar acessos, </text:span></text:span><text:span text:style-name="Strong_20_Emphasis"><text:span text:style-name="T69">r</text:span></text:span><text:span text:style-name="Strong_20_Emphasis"><text:span text:style-name="T29">astre</text:span></text:span><text:span text:style-name="Strong_20_Emphasis"><text:span text:style-name="T69">ia</text:span></text:span><text:span text:style-name="Strong_20_Emphasis"><text:span text:style-name="T29"> sessões ativas, controla e limita logins simultâneos, </text:span></text:span><text:span text:style-name="Strong_20_Emphasis"><text:span text:style-name="T69">permite</text:span></text:span><text:span text:style-name="Strong_20_Emphasis"><text:span text:style-name="T29"> logout forçado </text:span></text:span><text:span text:style-name="Strong_20_Emphasis"><text:span text:style-name="T69">remotamente.</text:span></text:span></text:h>
        </text:list-item>
        <text:list-item>
          <text:h text:style-name="P60" text:outline-level="3"><text:span text:style-name="Strong_20_Emphasis"><text:span text:style-name="T35">USUARIOS_TENTATIVAS_LOGIN</text:span></text:span><text:span text:style-name="Strong_20_Emphasis"><text:span text:style-name="T5"> <text:line-break/></text:span></text:span><text:span text:style-name="Strong_20_Emphasis"><text:span text:style-name="T89">R</text:span></text:span><text:span text:style-name="Strong_20_Emphasis"><text:span text:style-name="T5">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55">o de contas após múltiplas falhas.</text:span></text:span></text:h>
        </text:list-item>
      </text:list>
      <text:h text:style-name="P28" text:outline-level="3"><text:soft-page-break/><text:span text:style-name="Strong_20_Emphasis"><text:span text:style-name="T57">Cenário em que a procedure <text:line-break/>SP_VERIFICA_BLOQUEIO_TENTATIVAS é chamada:</text:span></text:span></text:h>
      <text:h text:style-name="P62" text:outline-level="3"><text:span text:style-name="Strong_20_Emphasis"><text:span text:style-name="T55">Se o login falhar e o usuário existir, </text:span></text:span><text:span text:style-name="Strong_20_Emphasis"><text:span text:style-name="T90">então a</text:span></text:span><text:span text:style-name="Strong_20_Emphasis"><text:span text:style-name="T55"> procedure verifica se há 5 ou mais falhas nas últimas 15min; </text:span></text:span><text:span text:style-name="Strong_20_Emphasis"><text:span text:style-name="T90">s</text:span></text:span><text:span text:style-name="Strong_20_Emphasis"><text:span text:style-name="T55">e sim, o usuário é bloqueado automaticamente com origem "Tentativas Falhas"</text:span></text:span></text:h>
      <text:list text:continue-numbering="true" text:style-name="L2">
        <text:list-item>
          <text:h text:style-name="P60" text:outline-level="3"><text:span text:style-name="Strong_20_Emphasis"><text:span text:style-name="T76">USUARIOS_BLOQUEIOS </text:span></text:span><text:span text:style-name="Strong_20_Emphasis"><text:span text:style-name="T2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91">DATA_EXPIRACAO</text:span></text:span></text:span><text:span text:style-name="Strong_20_Emphasis"><text:span text:style-name="T29">. </text:span></text:span><text:span text:style-name="T5">Permite auditoria de quem bloqueou e </text:span><text:span text:style-name="T92">motivo</text:span><text:span text:style-name="T5">.</text:span></text:h>
        </text:list-item>
        <text:list-item>
          <text:h text:style-name="P60" text:outline-level="3"><text:span text:style-name="Strong_20_Emphasis">RECUPERACAO_SENHA <text:line-break/></text:span><text:span text:style-name="Strong_20_Emphasis"><text:span text:style-name="T5">Gerencia os tokens temporários de recuperação de senha enviados ao usuário </text:span></text:span><text:span text:style-name="Strong_20_Emphasis"><text:span text:style-name="T93">e sua</text:span></text:span><text:span text:style-name="Strong_20_Emphasis"><text:span text:style-name="T5"> validade, </text:span></text:span><text:span text:style-name="Strong_20_Emphasis"><text:span text:style-name="T92">permite gerar</text:span></text:span><text:span text:style-name="Strong_20_Emphasis"><text:span text:style-name="T5"> link de recuperação contendo o </text:span></text:span><text:span text:style-name="Strong_20_Emphasis"><text:span text:style-name="Source_20_Text"><text:span text:style-name="T5">TOKEN</text:span></text:span></text:span><text:span text:style-name="Strong_20_Emphasis"><text:span text:style-name="T5">. </text:span></text:span><text:span text:style-name="T5">Limita tentativas ou uso após expiração.</text:span></text:h>
        </text:list-item>
      </text:list>
      <text:h text:style-name="P63" text:outline-level="1"/>
      <text:h text:style-name="P63" text:outline-level="1"/>
      <text:h text:style-name="P63" text:outline-level="1"/>
      <text:h text:style-name="P63"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64">tem muitos</text:p>
          </table:table-cell>
          <table:table-cell table:style-name="Tabela1.A1" office:value-type="string">
            <text:p text:style-name="P65">Perfil</text:p>
          </table:table-cell>
          <table:table-cell table:style-name="Tabela1.A1" office:value-type="string">
            <text:p text:style-name="P66">Vendedor, <text:span text:style-name="T94">Admin, Financeiro</text:span></text:p>
          </table:table-cell>
        </table:table-row>
      </table:table>
      <text:h text:style-name="P67" text:outline-level="1"><text:span text:style-name="Strong_20_Emphasis"/></text:h>
      <text:h text:style-name="P68" text:outline-level="1"><text:span text:style-name="Strong_20_Emphasis">Fluxo de Login</text:span></text:h>
      <text:h text:style-name="P69" text:outline-level="2"><text:span text:style-name="Strong_20_Emphasis"><text:span text:style-name="T95">Autenticação: </text:span></text:span><text:span text:style-name="Strong_20_Emphasis">confirmar quem é</text:span></text:h>
      <text:list text:style-name="L7">
        <text:list-item>
          <text:p text:style-name="P70"><text:span text:style-name="T96">Usuário acessa </text:span><text:span text:style-name="Source_20_Text"><text:span text:style-name="T96">/login.php</text:span></text:span><text:span text:style-name="T96">.</text:span></text:p>
        </text:list-item>
        <text:list-item>
          <text:p text:style-name="P71">Digita login e senha.</text:p>
        </text:list-item>
        <text:list-item>
          <text:p text:style-name="P71"><text:span text:style-name="T97">Ação do </text:span>Script:</text:p>
          <text:list>
            <text:list-item>
              <text:p text:style-name="P70"><text:span text:style-name="T96">Busca usuário por </text:span><text:span text:style-name="Source_20_Text"><text:span text:style-name="T96">LOGIN</text:span></text:span><text:span text:style-name="T96">.</text:span></text:p>
            </text:list-item>
            <text:list-item>
              <text:p text:style-name="P70"><text:span text:style-name="T96">Se não existir → registra tentativa falha em </text:span><text:span text:style-name="Source_20_Text"><text:span text:style-name="T96">USUARIOS_TENTATIVAS_LOGIN</text:span></text:span><text:span text:style-name="T96">.</text:span></text:p>
            </text:list-item>
            <text:list-item>
              <text:p text:style-name="P71">Se existir:</text:p>
              <text:list>
                <text:list-item>
                  <text:p text:style-name="P70"><text:span text:style-name="T96">Verifica se está bloqueado (</text:span><text:span text:style-name="Source_20_Text"><text:span text:style-name="T96">USUARIOS_BLOQUEIOS</text:span></text:span><text:span text:style-name="T96">).</text:span></text:p>
                </text:list-item>
                <text:list-item>
                  <text:p text:style-name="P70"><text:span text:style-name="T96">Se não bloqueado → valida senha (</text:span><text:span text:style-name="Source_20_Text"><text:span text:style-name="T96">password_verify</text:span></text:span><text:span text:style-name="T96">).</text:span></text:p>
                  <text:list>
                    <text:list-item>
                      <text:p text:style-name="P70"><text:span text:style-name="T96">Se correta → cria sessão (</text:span><text:span text:style-name="Source_20_Text"><text:span text:style-name="T96">USUARIOS_SESSOES</text:span></text:span><text:span text:style-name="T96">), redireciona para </text:span><text:span text:style-name="Source_20_Text"><text:span text:style-name="T96">/menu.php</text:span></text:span><text:span text:style-name="T96">.</text:span></text:p>
                    </text:list-item>
                    <text:list-item>
                      <text:p text:style-name="P71">Se incorreta → registra tentativa falha.</text:p>
                    </text:list-item>
                  </text:list>
                </text:list-item>
              </text:list>
            </text:list-item>
          </text:list>
        </text:list-item>
        <text:list-item>
          <text:p text:style-name="P71">Caso limite de tentativas seja atingido → insere bloqueio temporário.</text:p>
        </text:list-item>
      </text:list>
      <text:h text:style-name="Heading_20_3" text:outline-level="3">Autenticação de sessões com uso de cookies</text:h>
      <text:h text:style-name="Heading_20_4" text:outline-level="4"><text:span text:style-name="T98">P</text:span><text:span text:style-name="T99">rocesso de</text:span><text:span text:style-name="T96"> </text:span><text:span text:style-name="Strong_20_Emphasis"><text:span text:style-name="T96">login</text:span></text:span><text:span text:style-name="T96">:</text:span></text:h>
      <text:list text:style-name="L8">
        <text:list-item>
          <text:p text:style-name="P72"><text:span text:style-name="T96">Um token </text:span><text:span text:style-name="Strong_20_Emphasis"><text:span text:style-name="T96">puro</text:span></text:span><text:span text:style-name="T96"> (</text:span><text:span text:style-name="Source_20_Text"><text:span text:style-name="T96">$rawToken</text:span></text:span><text:span text:style-name="T96">) vai para o </text:span><text:span text:style-name="Strong_20_Emphasis"><text:span text:style-name="T96">cookie</text:span></text:span><text:span text:style-name="T96"> do navegador.</text:span></text:p>
        </text:list-item>
        <text:list-item>
          <text:p text:style-name="P72"><text:span text:style-name="T96">Um </text:span><text:span text:style-name="Strong_20_Emphasis"><text:span text:style-name="T96">hash sha256</text:span></text:span><text:span text:style-name="T96"> do token (</text:span><text:span text:style-name="Source_20_Text"><text:span text:style-name="T96">$tokenHash</text:span></text:span><text:span text:style-name="T96">) vai para o </text:span><text:span text:style-name="Strong_20_Emphasis"><text:span text:style-name="T96">banco</text:span></text:span><text:span text:style-name="T96"> (</text:span><text:span text:style-name="Source_20_Text"><text:span text:style-name="T96">USUARIOS_SESSOES.TOKEN_HASH</text:span></text:span><text:span text:style-name="T96">).</text:span></text:p>
        </text:list-item>
        <text:list-item>
          <text:p text:style-name="P73">Cookie tem tempo de vida configurável.</text:p>
        </text:list-item>
        <text:list-item>
          <text:p text:style-name="P72"><text:span text:style-name="T96">Banco tem </text:span><text:span text:style-name="Source_20_Text"><text:span text:style-name="T96">DATA_EXPIRACAO</text:span></text:span><text:span text:style-name="T96"> e </text:span><text:span text:style-name="Source_20_Text"><text:span text:style-name="T96">DATA_LOGIN</text:span></text:span><text:span text:style-name="T96">.</text:span></text:p>
        </text:list-item>
      </text:list>
      <text:h text:style-name="Heading_20_4" text:outline-level="4"><text:span text:style-name="T98">Processo de logout</text:span><text:span text:style-name="T96">:</text:span></text:h>
      <text:list text:style-name="L9">
        <text:list-item>
          <text:p text:style-name="P74"><text:span text:style-name="T96">Ler o cookie </text:span><text:span text:style-name="Source_20_Text"><text:span text:style-name="T96">$rawToken</text:span></text:span><text:span text:style-name="T96">.</text:span></text:p>
        </text:list-item>
        <text:list-item>
          <text:p text:style-name="P74"><text:span text:style-name="T96">Gerar o hash SHA-256 dele (</text:span><text:span text:style-name="Source_20_Text"><text:span text:style-name="T96">$tokenHash</text:span></text:span><text:span text:style-name="T96">).</text:span></text:p>
        </text:list-item>
        <text:list-item>
          <text:p text:style-name="P74"><text:span text:style-name="T96">Dar update em </text:span><text:span text:style-name="Source_20_Text"><text:span text:style-name="T96">USUARIOS_SESSOES</text:span></text:span><text:span text:style-name="T96"> → setar </text:span><text:span text:style-name="Source_20_Text"><text:span text:style-name="T96">DATA_LOGOUT = NOW()</text:span></text:span><text:span text:style-name="T96"> apenas para </text:span><text:span text:style-name="Strong_20_Emphasis"><text:span text:style-name="T96">aquela sessão</text:span></text:span><text:span text:style-name="T96">.</text:span></text:p>
        </text:list-item>
        <text:list-item>
          <text:p text:style-name="P74"><text:soft-page-break/><text:span text:style-name="T96">Limpar sessão PHP (</text:span><text:span text:style-name="Source_20_Text"><text:span text:style-name="T96">session_destroy</text:span></text:span><text:span text:style-name="T96"> ou </text:span><text:span text:style-name="Source_20_Text"><text:span text:style-name="T96">clearSession()</text:span></text:span><text:span text:style-name="T96"> do Scriptcase).</text:span></text:p>
        </text:list-item>
        <text:list-item>
          <text:p text:style-name="P74"><text:span text:style-name="T96">Invalidar cookie no navegador (</text:span><text:span text:style-name="Source_20_Text"><text:span text:style-name="T96">setcookie(..., time() - 3600)</text:span></text:span><text:span text:style-name="T96">).</text:span></text:p>
        </text:list-item>
        <text:list-item>
          <text:p text:style-name="P75">Redirecionar para tela de login.</text:p>
        </text:list-item>
      </text:list>
      <text:h text:style-name="P69" text:outline-level="2"><text:span text:style-name="T95">Autorização: </text:span>confirmar o que pode fazer</text:h>
      <text:list text:style-name="L10">
        <text:list-item>
          <text:p text:style-name="P76"><text:span text:style-name="T100">Carrega todos os perfis do usuário (</text:span><text:span text:style-name="Source_20_Text"><text:span text:style-name="T100">USUARIOS_PERFIS</text:span></text:span><text:span text:style-name="T100">).</text:span></text:p>
        </text:list-item>
        <text:list-item>
          <text:p text:style-name="P76"><text:span text:style-name="T100">A partir dos perfis, busca todas as permissões em </text:span><text:span text:style-name="Source_20_Text"><text:span text:style-name="T100">PERMISSOES</text:span></text:span><text:span text:style-name="T100">.</text:span></text:p>
        </text:list-item>
        <text:list-item>
          <text:p text:style-name="P76"><text:span text:style-name="T100">Isso gera uma </text:span><text:span text:style-name="Strong_20_Emphasis"><text:span text:style-name="T100">lista de privilégios</text:span></text:span><text:span text:style-name="T100"> que o sistema guarda em sessão.</text:span></text:p>
        </text:list-item>
      </text:list>
      <text:p text:style-name="P77">Exemplo em pseudocódigo:</text:p>
      <text:p text:style-name="P78"><text:span text:style-name="T101">$usuario</text:span><text:span text:style-name="T102"> = </text:span><text:span text:style-name="T103">buscarUsuario</text:span><text:span text:style-name="T102">(</text:span><text:span text:style-name="T101">$login</text:span><text:span text:style-name="T102">, </text:span><text:span text:style-name="T101">$senhaHash</text:span><text:span text:style-name="T102">);<text:tab/></text:span></text:p>
      <text:p text:style-name="P79"><text:span text:style-name="T101">$perfis</text:span><text:span text:style-name="T102"> = </text:span><text:span text:style-name="T103">buscarPerfisDoUsuario</text:span><text:span text:style-name="T102">(</text:span><text:span text:style-name="T101">$usuario</text:span><text:span text:style-name="T102">→i</text:span><text:span text:style-name="T101">d)</text:span><text:span text:style-name="T102">;<text:tab/></text:span></text:p>
      <text:p text:style-name="P79"><text:span text:style-name="T101">$permissoes</text:span><text:span text:style-name="T102"> = </text:span><text:span text:style-name="T103">buscarPermissoes</text:span><text:span text:style-name="T102">(</text:span><text:span text:style-name="T101">$perfis</text:span><text:span text:style-name="T102">);<text:tab/><text:tab/></text:span></text:p>
      <text:p text:style-name="P80"><text:tab/><text:tab/><text:tab/><text:tab/><text:tab/><text:tab/><text:tab/><text:tab/><text:tab/></text:p>
      <text:p text:style-name="P79"><text:span text:style-name="T101">$_SESSION</text:span><text:span text:style-name="T102">[</text:span><text:span text:style-name="T104">'usuario'</text:span><text:span text:style-name="T102">] = </text:span><text:span text:style-name="T101">$usuario</text:span><text:span text:style-name="T102">;<text:tab/><text:tab/><text:tab/><text:tab/></text:span></text:p>
      <text:p text:style-name="P79"><text:span text:style-name="T101">$_SESSION</text:span><text:span text:style-name="T102">[</text:span><text:span text:style-name="T104">'perfis'</text:span><text:span text:style-name="T102">] = </text:span><text:span text:style-name="T101">$perfis</text:span><text:span text:style-name="T102">;<text:tab/><text:tab/><text:tab/><text:tab/></text:span></text:p>
      <text:p text:style-name="P79"><text:span text:style-name="T101">$_SESSION</text:span><text:span text:style-name="T102">[</text:span><text:span text:style-name="T104">'permissoes'</text:span><text:span text:style-name="T102">] = </text:span><text:span text:style-name="T101">$permissoes</text:span><text:span text:style-name="T102">;<text:tab/><text:tab/></text:span></text:p>
      <text:p text:style-name="P77"/>
      <text:p text:style-name="P81"/>
      <text:h text:style-name="P82" text:outline-level="1"/>
      <text:h text:style-name="P83" text:outline-level="1" text:is-list-header="true"/>
      <text:h text:style-name="P84" text:outline-level="1">Infraestrutura recomendada</text:h>
      <text:p text:style-name="Text_20_body"><text:span text:style-name="T105">Considerando que</text:span><text:span text:style-name="T96"> é um projeto pessoal/SaaS MVP </text:span><text:span text:style-name="T105">+</text:span><text:span text:style-name="T96"> uso do </text:span><text:span text:style-name="Strong_20_Emphasis"><text:span text:style-name="T96">Scriptcase + PHP</text:span></text:span><text:span text:style-name="T96">, o cPanel ainda pode ser útil, mas com ressalvas.</text:span></text:p>
      <table:table table:name="Tabela14" table:style-name="Tabela14">
        <table:table-column table:style-name="Tabela14.A"/>
        <table:table-column table:style-name="Tabela14.B"/>
        <table:table-header-rows>
          <table:table-row>
            <table:table-cell table:style-name="Tabela14.A1" office:value-type="string">
              <text:p text:style-name="P85">Item</text:p>
            </table:table-cell>
            <table:table-cell table:style-name="Tabela14.A1" office:value-type="string">
              <text:p text:style-name="P85">Recomendação</text:p>
            </table:table-cell>
          </table:table-row>
        </table:table-header-rows>
        <table:table-row>
          <table:table-cell table:style-name="Tabela14.A1" office:value-type="string">
            <text:p text:style-name="P86">Hospedagem</text:p>
          </table:table-cell>
          <table:table-cell table:style-name="Tabela14.A1" office:value-type="string">
            <text:p text:style-name="P86">VPS com acesso root (mesmo via cPanel) ou servidores como DigitalOcean, HostGator VPS</text:p>
          </table:table-cell>
        </table:table-row>
        <table:table-row>
          <table:table-cell table:style-name="Tabela14.A1" office:value-type="string">
            <text:p text:style-name="P86">Banco de Dados</text:p>
          </table:table-cell>
          <table:table-cell table:style-name="Tabela14.A1" office:value-type="string">
            <text:p text:style-name="Table_20_Contents"><text:span text:style-name="Strong_20_Emphasis"><text:span text:style-name="T96">MySQL/MariaDB</text:span></text:span><text:span text:style-name="T96"> (caso já use no Scriptcase)</text:span></text:p>
          </table:table-cell>
        </table:table-row>
        <table:table-row>
          <table:table-cell table:style-name="Tabela14.A1" office:value-type="string">
            <text:p text:style-name="P86">Backup</text:p>
          </table:table-cell>
          <table:table-cell table:style-name="Tabela14.A1" office:value-type="string">
            <text:p text:style-name="P86">Scripts de backup automatizados com cron</text:p>
          </table:table-cell>
        </table:table-row>
        <table:table-row>
          <table:table-cell table:style-name="Tabela14.A1" office:value-type="string">
            <text:p text:style-name="P86">Deploy</text:p>
          </table:table-cell>
          <table:table-cell table:style-name="Tabela14.A1" office:value-type="string">
            <text:p text:style-name="P86">Manual ou com GIT via cPanel (Git Version Control)</text:p>
          </table:table-cell>
        </table:table-row>
      </table:table>
      <text:p text:style-name="Text_20_body"><text:span text:style-name="T96">Caso queira migrar para algo mais moderno depois, pode considerar </text:span><text:span text:style-name="Strong_20_Emphasis"><text:span text:style-name="T96">Docker</text:span></text:span><text:span text:style-name="T96">, </text:span><text:span text:style-name="Strong_20_Emphasis"><text:span text:style-name="T96">CapRover</text:span></text:span><text:span text:style-name="T96"> ou </text:span><text:span text:style-name="Strong_20_Emphasis"><text:span text:style-name="T96">CloudPanel</text:span></text:span><text:span text:style-name="T96"> para deploy contínuo.</text:span></text:p>
      <text:h text:style-name="P63" text:outline-level="1"><text:span text:style-name="Strong_20_Emphasis"><text:span text:style-name="T106">Checklist de Implantação e <text:line-break/>Publicação de Sistema</text:span></text:span></text:h>
      <text:h text:style-name="Heading_20_3" text:outline-level="3"><text:span text:style-name="Strong_20_Emphasis"><text:span text:style-name="T96">1. Preparação do Ambiente</text:span></text:span></text:h>
      <text:list text:style-name="L11">
        <text:list-item>
          <text:p text:style-name="P87">Escolher serviço de hospedagem compatível com PHP + MySQL/Oracle.</text:p>
        </text:list-item>
        <text:list-item>
          <text:p text:style-name="P87">Registrar domínio (próprio ou fornecido pela hospedagem).</text:p>
        </text:list-item>
        <text:list-item>
          <text:p text:style-name="P87">Configurar DNS do domínio para apontar para o servidor.</text:p>
        </text:list-item>
        <text:list-item>
          <text:p text:style-name="P88"><text:span text:style-name="T96">Criar contas no </text:span><text:span text:style-name="Strong_20_Emphasis"><text:span text:style-name="T96">cPanel</text:span></text:span><text:span text:style-name="T96"> para:</text:span></text:p>
          <text:list>
            <text:list-item>
              <text:p text:style-name="P87">Banco de dados (dev e prod, se necessário).</text:p>
            </text:list-item>
            <text:list-item>
              <text:p text:style-name="P87">Usuários de banco com permissões adequadas.</text:p>
            </text:list-item>
            <text:list-item>
              <text:p text:style-name="P87">Conta FTP dedicada para deploy.</text:p>
            </text:list-item>
            <text:list-item>
              <text:p text:style-name="P87">Certificado SSL (Let’s Encrypt ou outro).</text:p>
            </text:list-item>
          </text:list>
        </text:list-item>
        <text:list-item>
          <text:p text:style-name="P87">Criar estrutura de diretórios para separar arquivos do sistema e arquivos públicos.</text:p>
        </text:list-item>
      </text:list>
      <text:p text:style-name="P89"/>
      <text:h text:style-name="Heading_20_3" text:outline-level="3"><text:span text:style-name="Strong_20_Emphasis"><text:span text:style-name="T96">2. Banco de Dados</text:span></text:span></text:h>
      <text:list text:style-name="L12">
        <text:list-item>
          <text:p text:style-name="P90"><text:span text:style-name="T96">Criar banco </text:span><text:span text:style-name="Source_20_Text"><text:span text:style-name="T96">dev</text:span></text:span><text:span text:style-name="T96"> (teste) e </text:span><text:span text:style-name="Source_20_Text"><text:span text:style-name="T96">prod</text:span></text:span><text:span text:style-name="T96"> (produção).</text:span></text:p>
        </text:list-item>
        <text:list-item>
          <text:p text:style-name="P90"><text:span text:style-name="T96">Criar usuários e definir permissões </text:span><text:span text:style-name="Strong_20_Emphasis"><text:span text:style-name="T96">mínimas necessárias</text:span></text:span><text:span text:style-name="T96"> para cada banco.</text:span></text:p>
        </text:list-item>
        <text:list-item>
          <text:p text:style-name="P91">Importar estrutura inicial de tabelas e dados de configuração.</text:p>
        </text:list-item>
        <text:list-item>
          <text:p text:style-name="P91"><text:soft-page-break/>Testar conexão via <text:span text:style-name="T107">Dbeaver</text:span> com as credenciais criadas.</text:p>
        </text:list-item>
        <text:list-item>
          <text:p text:style-name="P90"><text:span text:style-name="T96">Criar rotinas de </text:span><text:span text:style-name="Strong_20_Emphasis"><text:span text:style-name="T96">backup automático</text:span></text:span><text:span text:style-name="T96"> no cPanel (diário/semanal).</text:span></text:p>
        </text:list-item>
      </text:list>
      <text:p text:style-name="P89"/>
      <text:h text:style-name="Heading_20_3" text:outline-level="3"><text:span text:style-name="Strong_20_Emphasis"><text:span text:style-name="T96">3. Publicação da Aplicação</text:span></text:span></text:h>
      <text:list text:style-name="L13">
        <text:list-item>
          <text:p text:style-name="P92"><text:span text:style-name="T96">Gerar versão de </text:span><text:span text:style-name="Strong_20_Emphasis"><text:span text:style-name="T96">produção</text:span></text:span><text:span text:style-name="T96"> no Scriptcase.</text:span></text:p>
        </text:list-item>
        <text:list-item>
          <text:p text:style-name="P93">Transferir via FTP/SFTP:</text:p>
          <text:list>
            <text:list-item>
              <text:p text:style-name="P92"><text:span text:style-name="T96">Pasta principal do sistema (ex.: </text:span><text:span text:style-name="Source_20_Text"><text:span text:style-name="T96">/MENU/</text:span></text:span><text:span text:style-name="T96">).</text:span></text:p>
            </text:list-item>
            <text:list-item>
              <text:p text:style-name="P92"><text:span text:style-name="T96">Pasta </text:span><text:span text:style-name="Source_20_Text"><text:span text:style-name="T96">_lib</text:span></text:span><text:span text:style-name="T96"> (bibliotecas e configurações).</text:span></text:p>
            </text:list-item>
          </text:list>
        </text:list-item>
        <text:list-item>
          <text:p text:style-name="P92"><text:span text:style-name="T96">Configurar conexão de produção via </text:span><text:span text:style-name="Source_20_Text"><text:span text:style-name="T96">prod.php</text:span></text:span><text:span text:style-name="T96"> do Scriptcase.</text:span></text:p>
        </text:list-item>
        <text:list-item>
          <text:p text:style-name="P93">Testar todas as aplicações publicadas (URLs diretas e pelo menu).</text:p>
        </text:list-item>
      </text:list>
      <text:p text:style-name="P89"/>
      <text:h text:style-name="Heading_20_3" text:outline-level="3"><text:span text:style-name="Strong_20_Emphasis"><text:span text:style-name="T96">4. Segurança</text:span></text:span></text:h>
      <text:list text:style-name="L14">
        <text:list-item>
          <text:p text:style-name="P94"><text:span text:style-name="T96">Ativar </text:span><text:span text:style-name="Strong_20_Emphasis"><text:span text:style-name="T96">HTTPS obrigatório</text:span></text:span><text:span text:style-name="T96"> (via cPanel ou </text:span><text:span text:style-name="Source_20_Text"><text:span text:style-name="T96">.htaccess</text:span></text:span><text:span text:style-name="T96">).</text:span></text:p>
        </text:list-item>
        <text:list-item>
          <text:p text:style-name="P94"><text:span text:style-name="T96">Restringir permissões de pastas sensíveis (</text:span><text:span text:style-name="Source_20_Text"><text:span text:style-name="T96">/conf</text:span></text:span><text:span text:style-name="T96">, </text:span><text:span text:style-name="Source_20_Text"><text:span text:style-name="T96">/tmp</text:span></text:span><text:span text:style-name="T96">, etc.).</text:span></text:p>
        </text:list-item>
        <text:list-item>
          <text:p text:style-name="P94"><text:span text:style-name="T96">Desativar exibição de erros em produção (</text:span><text:span text:style-name="Source_20_Text"><text:span text:style-name="T96">display_errors = Off</text:span></text:span><text:span text:style-name="T96">).</text:span></text:p>
        </text:list-item>
        <text:list-item>
          <text:p text:style-name="P94"><text:span text:style-name="T96">Usar logs para armazenar erros (</text:span><text:span text:style-name="Source_20_Text"><text:span text:style-name="T96">error_log</text:span></text:span><text:span text:style-name="T96"> configurado).</text:span></text:p>
        </text:list-item>
        <text:list-item>
          <text:p text:style-name="P95">Configurar perfis e permissões de usuários no Scriptcase.</text:p>
        </text:list-item>
        <text:list-item>
          <text:p text:style-name="P95">Revisar senhas e trocar as padrão.</text:p>
        </text:list-item>
      </text:list>
      <text:p text:style-name="P89"/>
      <text:h text:style-name="Heading_20_3" text:outline-level="3"><text:span text:style-name="Strong_20_Emphasis"><text:span text:style-name="T96">5. Monitoramento</text:span></text:span></text:h>
      <text:list text:style-name="L15">
        <text:list-item>
          <text:p text:style-name="P96">Ativar módulo de logs do Scriptcase.</text:p>
        </text:list-item>
        <text:list-item>
          <text:p text:style-name="P96">Criar dashboard no cPanel para:</text:p>
          <text:list>
            <text:list-item>
              <text:p text:style-name="P96">CPU, memória e I/O.</text:p>
            </text:list-item>
            <text:list-item>
              <text:p text:style-name="P96">Uso de espaço em disco.</text:p>
            </text:list-item>
          </text:list>
        </text:list-item>
        <text:list-item>
          <text:p text:style-name="P96">Configurar envio de erros críticos por e-mail.</text:p>
        </text:list-item>
        <text:list-item>
          <text:p text:style-name="P96">Acompanhar estatísticas de acesso (Google Analytics, Matomo, etc.).</text:p>
        </text:list-item>
      </text:list>
      <text:p text:style-name="P89"/>
      <text:h text:style-name="Heading_20_3" text:outline-level="3"><text:soft-page-break/><text:span text:style-name="Strong_20_Emphasis"><text:span text:style-name="T96">6. Testes em Produção</text:span></text:span></text:h>
      <text:list text:style-name="L16">
        <text:list-item>
          <text:p text:style-name="P97"><text:span text:style-name="T96">Testar fluxo de </text:span><text:span text:style-name="Strong_20_Emphasis"><text:span text:style-name="T96">login</text:span></text:span><text:span text:style-name="T96"> com diferentes perfis.</text:span></text:p>
        </text:list-item>
        <text:list-item>
          <text:p text:style-name="P98">Testar operações críticas (venda, pagamento, cadastro).</text:p>
        </text:list-item>
        <text:list-item>
          <text:p text:style-name="P98">Testar responsividade (PC, tablet, celular).</text:p>
        </text:list-item>
        <text:list-item>
          <text:p text:style-name="P98">Testar tempo de carregamento das páginas.</text:p>
        </text:list-item>
        <text:list-item>
          <text:p text:style-name="P98">Simular falhas (ex.: conexão com banco interrompida) e observar tratamento de erros.</text:p>
        </text:list-item>
      </text:list>
      <text:p text:style-name="P89"/>
      <text:h text:style-name="Heading_20_3" text:outline-level="3"><text:span text:style-name="Strong_20_Emphasis"><text:span text:style-name="T96">7. Pós-Implantação</text:span></text:span></text:h>
      <text:list text:style-name="L17">
        <text:list-item>
          <text:p text:style-name="P99">Documentar o processo de deploy para reutilizar.</text:p>
        </text:list-item>
        <text:list-item>
          <text:p text:style-name="P99">Manter changelog das alterações no sistema.</text:p>
        </text:list-item>
        <text:list-item>
          <text:p text:style-name="P99">Programar revisões de segurança trimestrais.</text:p>
        </text:list-item>
        <text:list-item>
          <text:p text:style-name="P99">Criar rotina de atualização (deploy sem indisponibilidade).</text:p>
        </text:list-item>
      </text:list>
      <text:p text:style-name="P100"/>
      <text:h text:style-name="P101" text:outline-level="1"><text:span text:style-name="Strong_20_Emphas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7T20:02:30.861000000</meta:creation-date>
    <dc:date>2025-08-27T19:33:28.502483200</dc:date>
    <meta:editing-duration>P2DT14H48M26S</meta:editing-duration>
    <meta:editing-cycles>55</meta:editing-cycles>
    <meta:generator>LibreOffice/25.2.5.2$Windows_X86_64 LibreOffice_project/03d19516eb2e1dd5d4ccd751a0d6f35f35e08022</meta:generator>
    <meta:document-statistic meta:table-count="13" meta:image-count="0" meta:object-count="0" meta:page-count="16" meta:paragraph-count="427" meta:word-count="2961" meta:character-count="20173" meta:non-whitespace-character-count="17716"/>
  </office:meta>
</office:document-meta>
</file>